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2.058cm" svg:y="0.153cm">
            <draw:object draw:notify-on-update-of-ranges="Sheet1.A1:Sheet1.A1 Sheet1.A2:Sheet1.A17 Sheet1.B1:Sheet1.B1 Sheet1.B2:Sheet1.B17 Sheet1.C1:Sheet1.C1 Sheet1.C2:Sheet1.C17 Sheet1.D1:Sheet1.D1 Sheet1.D2:Sheet1.D17 Sheet1.E1:Sheet1.E1 Sheet1.E2:Sheet1.E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797cm" svg:y="0.1cm">
            <draw:object draw:notify-on-update-of-ranges="Sheet1.T1:Sheet1.T1 Sheet1.T2:Sheet1.T17 Sheet1.U1:Sheet1.U1 Sheet1.U2:Sheet1.U17 Sheet1.V1:Sheet1.V1 Sheet1.V2:Sheet1.V17 Sheet1.W1:Sheet1.W1 Sheet1.W2:Sheet1.W17 Sheet1.X1:Sheet1.X1 Sheet1.X2:Sheet1.X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647cm" svg:y="9.582cm">
            <draw:object draw:notify-on-update-of-ranges="Sheet1.B22:Sheet1.B22 Sheet1.B23:Sheet1.B40 Sheet1.C22:Sheet1.C22 Sheet1.C23:Sheet1.C40 Sheet1.D22:Sheet1.D22 Sheet1.D23:Sheet1.D40 Sheet1.E22:Sheet1.E22 Sheet1.E23:Sheet1.E40 Sheet1.F22:Sheet1.F22 Sheet1.F23:Sheet1.F4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341cm" svg:y="19.065cm">
            <draw:object draw:notify-on-update-of-ranges="Sheet1.B43:Sheet1.B43 Sheet1.B44:Sheet1.B61 Sheet1.C43:Sheet1.C43 Sheet1.C44:Sheet1.C61 Sheet1.D43:Sheet1.D43 Sheet1.D44:Sheet1.D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8.636cm" svg:y="28.417cm">
            <draw:object draw:notify-on-update-of-ranges="Sheet1.B64:Sheet1.B64 Sheet1.B65:Sheet1.B82 Sheet1.C64:Sheet1.C64 Sheet1.C65:Sheet1.C82 Sheet1.D64:Sheet1.D64 Sheet1.D65:Sheet1.D82 Sheet1.E64:Sheet1.E64 Sheet1.E65:Sheet1.E82 Sheet1.F64:Sheet1.F64 Sheet1.F65:Sheet1.F8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  <table:table-cell table:number-columns-repeated="14"/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table:formula="of:=IF([.A22]&gt;16;[.A22]-16;[.A2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6.95648834" calcext:value-type="float">
            <text:p>6,9564883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IF([.A23]&gt;16;[.A23]-16;[.A23])"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office:value-type="float" office:value="20.68548442" calcext:value-type="float">
            <text:p>20,68548442</text:p>
          </table:table-cell>
          <table:table-cell office:value-type="float" office:value="400" calcext:value-type="float">
            <text:p>400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IF([.A24]&gt;16;[.A24]-16;[.A24])"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36.51290471" calcext:value-type="float">
            <text:p>36,51290471</text:p>
          </table:table-cell>
          <table:table-cell office:value-type="float" office:value="415.82742029" calcext:value-type="float">
            <text:p>415,8274202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IF([.A25]&gt;16;[.A25]-16;[.A25])"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48.52115096" calcext:value-type="float">
            <text:p>48,52115096</text:p>
          </table:table-cell>
          <table:table-cell office:value-type="float" office:value="427.83566654" calcext:value-type="float">
            <text:p>427,83566654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formula="of:=IF([.A26]&gt;16;[.A26]-16;[.A26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50.72093504" calcext:value-type="float">
            <text:p>50,72093504</text:p>
          </table:table-cell>
          <table:table-cell office:value-type="float" office:value="430.03545062" calcext:value-type="float">
            <text:p>430,03545062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formula="of:=IF([.A27]&gt;16;[.A27]-16;[.A27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65.94359933" calcext:value-type="float">
            <text:p>65,94359933</text:p>
          </table:table-cell>
          <table:table-cell office:value-type="float" office:value="445.25811491" calcext:value-type="float">
            <text:p>445,25811491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IF([.A28]&gt;16;[.A28]-16;[.A28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78.65471297" calcext:value-type="float">
            <text:p>78,65471297</text:p>
          </table:table-cell>
          <table:table-cell office:value-type="float" office:value="457.96922855" calcext:value-type="float">
            <text:p>457,96922855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IF([.A29]&gt;16;[.A29]-16;[.A2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91.38275339" calcext:value-type="float">
            <text:p>91,38275339</text:p>
          </table:table-cell>
          <table:table-cell office:value-type="float" office:value="470.69726897" calcext:value-type="float">
            <text:p>470,6972689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table:formula="of:=IF([.A30]&gt;16;[.A30]-16;[.A30])" office:value-type="float" office:value="3" calcext:value-type="float">
            <text:p>3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05.7778279" calcext:value-type="float">
            <text:p>105,7778279</text:p>
          </table:table-cell>
          <table:table-cell office:value-type="float" office:value="485.09234348" calcext:value-type="float">
            <text:p>485,09234348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formula="of:=IF([.A31]&gt;16;[.A31]-16;[.A31])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15.30818456" calcext:value-type="float">
            <text:p>115,30818456</text:p>
          </table:table-cell>
          <table:table-cell office:value-type="float" office:value="494.62270013" calcext:value-type="float">
            <text:p>494,62270013</text:p>
          </table:table-cell>
          <table:table-cell table:number-columns-repeated="14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IF([.A32]&gt;16;[.A32]-16;[.A32])"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24.15780432" calcext:value-type="float">
            <text:p>124,15780432</text:p>
          </table:table-cell>
          <table:table-cell office:value-type="float" office:value="503.4723199" calcext:value-type="float">
            <text:p>503,4723199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table:number-columns-repeated="2"/>
        </table:table-row>
        <table:table-row table:style-name="ro1">
          <table:table-cell table:formula="of:=IF([.A33]&gt;16;[.A33]-16;[.A33])"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144.07766559" calcext:value-type="float">
            <text:p>144,07766559</text:p>
          </table:table-cell>
          <table:table-cell office:value-type="float" office:value="523.39218117" calcext:value-type="float">
            <text:p>523,39218117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table:formula="of:=IF([.A34]&gt;16;[.A34]-16;[.A3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51.97915203" calcext:value-type="float">
            <text:p>151,97915203</text:p>
          </table:table-cell>
          <table:table-cell office:value-type="float" office:value="531.29366761" calcext:value-type="float">
            <text:p>531,29366761</text:p>
          </table:table-cell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IF([.A35]&gt;16;[.A35]-16;[.A35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61.01992556" calcext:value-type="float">
            <text:p>161,01992556</text:p>
          </table:table-cell>
          <table:table-cell office:value-type="float" office:value="540.33444114" calcext:value-type="float">
            <text:p>540,33444114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formula="of:=IF([.A36]&gt;16;[.A36]-16;[.A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67.33886677" calcext:value-type="float">
            <text:p>167,33886677</text:p>
          </table:table-cell>
          <table:table-cell office:value-type="float" office:value="546.65338235" calcext:value-type="float">
            <text:p>546,65338235</text:p>
          </table:table-cell>
          <table:table-cell table:number-columns-repeated="14"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0"/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15.30818456" calcext:value-type="float">
            <text:p>115,30818456</text:p>
          </table:table-cell>
          <table:table-cell office:value-type="float" office:value="494.62270013" calcext:value-type="float">
            <text:p>494,6227001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  <table:table-cell table:number-columns-repeated="14"/>
          <table:table-cell table:number-columns-repeated="2" office:value-type="float" office:value="6.95648834" calcext:value-type="float">
            <text:p>6,9564883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float" office:value="20.68548442" calcext:value-type="float">
            <text:p>20,68548442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O24]+1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8.43453217" calcext:value-type="float">
            <text:p>8,43453217</text:p>
          </table:table-cell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36.51290471" calcext:value-type="float">
            <text:p>36,51290471</text:p>
          </table:table-cell>
          <table:table-cell office:value-type="float" office:value="415.82742029" calcext:value-type="float">
            <text:p>415,8274202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O2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6.46052272" calcext:value-type="float">
            <text:p>16,46052272</text:p>
          </table:table-cell>
          <table:table-cell office:value-type="float" office:value="123.02599055" calcext:value-type="float">
            <text:p>123,0259905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8.52115096" calcext:value-type="float">
            <text:p>48,52115096</text:p>
          </table:table-cell>
          <table:table-cell office:value-type="float" office:value="427.83566654" calcext:value-type="float">
            <text:p>427,8356665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O26]+1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3.90466485" calcext:value-type="float">
            <text:p>23,90466485</text:p>
          </table:table-cell>
          <table:table-cell office:value-type="float" office:value="130.47013268" calcext:value-type="float">
            <text:p>130,47013268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50.72093504" calcext:value-type="float">
            <text:p>50,72093504</text:p>
          </table:table-cell>
          <table:table-cell office:value-type="float" office:value="430.03545062" calcext:value-type="float">
            <text:p>430,0354506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O27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40.08354936" calcext:value-type="float">
            <text:p>40,08354936</text:p>
          </table:table-cell>
          <table:table-cell office:value-type="float" office:value="146.64901719" calcext:value-type="float">
            <text:p>146,6490171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65.94359933" calcext:value-type="float">
            <text:p>65,94359933</text:p>
          </table:table-cell>
          <table:table-cell office:value-type="float" office:value="445.25811491" calcext:value-type="float">
            <text:p>445,258114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O28]+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49.38168358" calcext:value-type="float">
            <text:p>49,38168358</text:p>
          </table:table-cell>
          <table:table-cell office:value-type="float" office:value="155.94715141" calcext:value-type="float">
            <text:p>155,9471514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78.65471297" calcext:value-type="float">
            <text:p>78,65471297</text:p>
          </table:table-cell>
          <table:table-cell office:value-type="float" office:value="457.96922855" calcext:value-type="float">
            <text:p>457,9692285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O29]+1" office:value-type="float" office:value="25" calcext:value-type="float">
            <text:p>25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58.25785979" calcext:value-type="float">
            <text:p>58,25785979</text:p>
          </table:table-cell>
          <table:table-cell office:value-type="float" office:value="276" calcext:value-type="float">
            <text:p>276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91.38275339" calcext:value-type="float">
            <text:p>91,38275339</text:p>
          </table:table-cell>
          <table:table-cell office:value-type="float" office:value="470.69726897" calcext:value-type="float">
            <text:p>470,697268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O30]+1"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78.17772106" calcext:value-type="float">
            <text:p>78,17772106</text:p>
          </table:table-cell>
          <table:table-cell office:value-type="float" office:value="295.91986127" calcext:value-type="float">
            <text:p>295,9198612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5.7778279" calcext:value-type="float">
            <text:p>105,7778279</text:p>
          </table:table-cell>
          <table:table-cell office:value-type="float" office:value="485.09234348" calcext:value-type="float">
            <text:p>485,0923434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O31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90.196117" calcext:value-type="float">
            <text:p>90,196117</text:p>
          </table:table-cell>
          <table:table-cell office:value-type="float" office:value="307.93825721" calcext:value-type="float">
            <text:p>307,9382572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24.15780432" calcext:value-type="float">
            <text:p>124,15780432</text:p>
          </table:table-cell>
          <table:table-cell office:value-type="float" office:value="503.4723199" calcext:value-type="float">
            <text:p>503,472319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O32]+1" office:value-type="float" office:value="29" calcext:value-type="float">
            <text:p>29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101.35786023" calcext:value-type="float">
            <text:p>101,35786023</text:p>
          </table:table-cell>
          <table:table-cell office:value-type="float" office:value="319.10000044" calcext:value-type="float">
            <text:p>319,10000044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44.07766559" calcext:value-type="float">
            <text:p>144,07766559</text:p>
          </table:table-cell>
          <table:table-cell office:value-type="float" office:value="523.39218117" calcext:value-type="float">
            <text:p>523,392181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O33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06.2879008" calcext:value-type="float">
            <text:p>106,2879008</text:p>
          </table:table-cell>
          <table:table-cell office:value-type="float" office:value="324.03004101" calcext:value-type="float">
            <text:p>324,03004101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51.97915203" calcext:value-type="float">
            <text:p>151,97915203</text:p>
          </table:table-cell>
          <table:table-cell office:value-type="float" office:value="531.29366761" calcext:value-type="float">
            <text:p>531,2936676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O34]+1"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17" calcext:value-type="float">
            <text:p>417</text:p>
          </table:table-cell>
          <table:table-cell office:value-type="float" office:value="120.55899921" calcext:value-type="float">
            <text:p>120,55899921</text:p>
          </table:table-cell>
          <table:table-cell office:value-type="float" office:value="402" calcext:value-type="float">
            <text:p>40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1.01992556" calcext:value-type="float">
            <text:p>161,01992556</text:p>
          </table:table-cell>
          <table:table-cell office:value-type="float" office:value="540.33444114" calcext:value-type="float">
            <text:p>540,334441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O3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21.73699964" calcext:value-type="float">
            <text:p>121,73699964</text:p>
          </table:table-cell>
          <table:table-cell office:value-type="float" office:value="403.17800042" calcext:value-type="float">
            <text:p>403,1780004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67.33886677" calcext:value-type="float">
            <text:p>167,33886677</text:p>
          </table:table-cell>
          <table:table-cell office:value-type="float" office:value="546.65338235" calcext:value-type="float">
            <text:p>546,653382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O36]+1"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139.81373056" calcext:value-type="float">
            <text:p>139,81373056</text:p>
          </table:table-cell>
          <table:table-cell office:value-type="float" office:value="421.25473135" calcext:value-type="float">
            <text:p>421,2547313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formula="of:=[.O37]+1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58.71255174" calcext:value-type="float">
            <text:p>158,71255174</text:p>
          </table:table-cell>
          <table:table-cell office:value-type="float" office:value="440.15355253" calcext:value-type="float">
            <text:p>440,15355253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table:formula="of:=[.O38]+1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176.53535158" calcext:value-type="float">
            <text:p>176,53535158</text:p>
          </table:table-cell>
          <table:table-cell office:value-type="float" office:value="457.97635237" calcext:value-type="float">
            <text:p>457,9763523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formula="of:=[.O39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82.53406428" calcext:value-type="float">
            <text:p>182,53406428</text:p>
          </table:table-cell>
          <table:table-cell office:value-type="float" office:value="463.97506506" calcext:value-type="float">
            <text:p>463,97506506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90.71932725" calcext:value-type="float">
            <text:p>190,71932725</text:p>
          </table:table-cell>
          <table:table-cell office:value-type="float" office:value="472.16032804" calcext:value-type="float">
            <text:p>472,16032804</text:p>
          </table:table-cell>
          <table:table-cell table:number-columns-repeated="1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VLOOKUP([.B44];[.$B$23:.$D$40];2;0)" office:value-type="float" office:value="0" calcext:value-type="float">
            <text:p>0</text:p>
          </table:table-cell>
          <table:table-cell table:formula="of:=VLOOKUP([.B44];[.$B$23:.$D$40];3;0)" office:value-type="float" office:value="480" calcext:value-type="float">
            <text:p>480</text:p>
          </table:table-cell>
          <table:table-cell table:number-columns-repeated="20"/>
        </table:table-row>
        <table:table-row table:style-name="ro1">
          <table:table-cell/>
          <table:table-cell table:formula="of:=[.O45]+1" office:value-type="float" office:value="28" calcext:value-type="float">
            <text:p>28</text:p>
          </table:table-cell>
          <table:table-cell table:formula="of:=VLOOKUP([.B45];[.$B$23:.$D$40];2;0)" office:value-type="float" office:value="14" calcext:value-type="float">
            <text:p>14</text:p>
          </table:table-cell>
          <table:table-cell table:formula="of:=VLOOKUP([.B45];[.$B$23:.$D$40];3;0)" office:value-type="float" office:value="29" calcext:value-type="float">
            <text:p>29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/>
          <table:table-cell table:formula="of:=[.O46]+1" office:value-type="float" office:value="21" calcext:value-type="float">
            <text:p>21</text:p>
          </table:table-cell>
          <table:table-cell table:formula="of:=VLOOKUP([.B46];[.$B$23:.$D$40];2;0)" office:value-type="float" office:value="0" calcext:value-type="float">
            <text:p>0</text:p>
          </table:table-cell>
          <table:table-cell table:formula="of:=VLOOKUP([.B46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table:formula="of:=[.O47]+1" office:value-type="float" office:value="5" calcext:value-type="float">
            <text:p>5</text:p>
          </table:table-cell>
          <table:table-cell table:formula="of:=VLOOKUP([.B47];[.$B$23:.$D$40];2;0)" office:value-type="float" office:value="82" calcext:value-type="float">
            <text:p>82</text:p>
          </table:table-cell>
          <table:table-cell table:formula="of:=VLOOKUP([.B47];[.$B$23:.$D$40];3;0)" office:value-type="float" office:value="97" calcext:value-type="float">
            <text:p>9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formula="of:=[.O48]+1" office:value-type="float" office:value="27" calcext:value-type="float">
            <text:p>27</text:p>
          </table:table-cell>
          <table:table-cell table:formula="of:=VLOOKUP([.B48];[.$B$23:.$D$40];2;0)" office:value-type="float" office:value="115" calcext:value-type="float">
            <text:p>115</text:p>
          </table:table-cell>
          <table:table-cell table:formula="of:=VLOOKUP([.B48];[.$B$23:.$D$40];3;0)" office:value-type="float" office:value="130" calcext:value-type="float">
            <text:p>130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table:formula="of:=[.O49]+1" office:value-type="float" office:value="11" calcext:value-type="float">
            <text:p>11</text:p>
          </table:table-cell>
          <table:table-cell table:formula="of:=VLOOKUP([.B49];[.$B$23:.$D$40];2;0)" office:value-type="float" office:value="0" calcext:value-type="float">
            <text:p>0</text:p>
          </table:table-cell>
          <table:table-cell table:formula="of:=VLOOKUP([.B49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formula="of:=[.O50]+1" office:value-type="float" office:value="19" calcext:value-type="float">
            <text:p>19</text:p>
          </table:table-cell>
          <table:table-cell table:formula="of:=VLOOKUP([.B50];[.$B$23:.$D$40];2;0)" office:value-type="float" office:value="0" calcext:value-type="float">
            <text:p>0</text:p>
          </table:table-cell>
          <table:table-cell table:formula="of:=VLOOKUP([.B50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table:formula="of:=[.O51]+1" office:value-type="float" office:value="12" calcext:value-type="float">
            <text:p>12</text:p>
          </table:table-cell>
          <table:table-cell table:formula="of:=VLOOKUP([.B51];[.$B$23:.$D$40];2;0)" office:value-type="float" office:value="0" calcext:value-type="float">
            <text:p>0</text:p>
          </table:table-cell>
          <table:table-cell table:formula="of:=VLOOKUP([.B51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formula="of:=[.O52]+1" office:value-type="float" office:value="3" calcext:value-type="float">
            <text:p>3</text:p>
          </table:table-cell>
          <table:table-cell table:formula="of:=VLOOKUP([.B52];[.$B$23:.$D$40];2;0)" office:value-type="float" office:value="179" calcext:value-type="float">
            <text:p>179</text:p>
          </table:table-cell>
          <table:table-cell table:formula="of:=VLOOKUP([.B52];[.$B$23:.$D$40];3;0)" office:value-type="float" office:value="194" calcext:value-type="float">
            <text:p>19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formula="of:=[.O53]+1" office:value-type="float" office:value="29" calcext:value-type="float">
            <text:p>29</text:p>
          </table:table-cell>
          <table:table-cell table:formula="of:=VLOOKUP([.B53];[.$B$23:.$D$40];2;0)" office:value-type="float" office:value="198" calcext:value-type="float">
            <text:p>198</text:p>
          </table:table-cell>
          <table:table-cell table:formula="of:=VLOOKUP([.B53];[.$B$23:.$D$40];3;0)" office:value-type="float" office:value="213" calcext:value-type="float">
            <text:p>213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/>
          <table:table-cell table:formula="of:=[.O54]+1" office:value-type="float" office:value="25" calcext:value-type="float">
            <text:p>25</text:p>
          </table:table-cell>
          <table:table-cell table:formula="of:=VLOOKUP([.B54];[.$B$23:.$D$40];2;0)" office:value-type="float" office:value="276" calcext:value-type="float">
            <text:p>276</text:p>
          </table:table-cell>
          <table:table-cell table:formula="of:=VLOOKUP([.B54];[.$B$23:.$D$40];3;0)" office:value-type="float" office:value="291" calcext:value-type="float">
            <text:p>291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table:formula="of:=[.O55]+1" office:value-type="float" office:value="9" calcext:value-type="float">
            <text:p>9</text:p>
          </table:table-cell>
          <table:table-cell table:formula="of:=VLOOKUP([.B55];[.$B$23:.$D$40];2;0)" office:value-type="float" office:value="0" calcext:value-type="float">
            <text:p>0</text:p>
          </table:table-cell>
          <table:table-cell table:formula="of:=VLOOKUP([.B55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formula="of:=[.O56]+1" office:value-type="float" office:value="17" calcext:value-type="float">
            <text:p>17</text:p>
          </table:table-cell>
          <table:table-cell table:formula="of:=VLOOKUP([.B56];[.$B$23:.$D$40];2;0)" office:value-type="float" office:value="0" calcext:value-type="float">
            <text:p>0</text:p>
          </table:table-cell>
          <table:table-cell table:formula="of:=VLOOKUP([.B56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table:formula="of:=[.O57]+1" office:value-type="float" office:value="18" calcext:value-type="float">
            <text:p>18</text:p>
          </table:table-cell>
          <table:table-cell table:formula="of:=VLOOKUP([.B57];[.$B$23:.$D$40];2;0)" office:value-type="float" office:value="0" calcext:value-type="float">
            <text:p>0</text:p>
          </table:table-cell>
          <table:table-cell table:formula="of:=VLOOKUP([.B57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formula="of:=[.O58]+1" office:value-type="float" office:value="2" calcext:value-type="float">
            <text:p>2</text:p>
          </table:table-cell>
          <table:table-cell table:formula="of:=VLOOKUP([.B58];[.$B$23:.$D$40];2;0)" office:value-type="float" office:value="322" calcext:value-type="float">
            <text:p>322</text:p>
          </table:table-cell>
          <table:table-cell table:formula="of:=VLOOKUP([.B58];[.$B$23:.$D$40];3;0)" office:value-type="float" office:value="337" calcext:value-type="float">
            <text:p>337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formula="of:=[.O59]+1" office:value-type="float" office:value="1" calcext:value-type="float">
            <text:p>1</text:p>
          </table:table-cell>
          <table:table-cell table:formula="of:=VLOOKUP([.B59];[.$B$23:.$D$40];2;0)" office:value-type="float" office:value="402" calcext:value-type="float">
            <text:p>402</text:p>
          </table:table-cell>
          <table:table-cell table:formula="of:=VLOOKUP([.B59];[.$B$23:.$D$40];3;0)" office:value-type="float" office:value="417" calcext:value-type="float">
            <text:p>41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formula="of:=[.O60]+1" office:value-type="float" office:value="13" calcext:value-type="float">
            <text:p>13</text:p>
          </table:table-cell>
          <table:table-cell table:formula="of:=VLOOKUP([.B60];[.$B$23:.$D$40];2;0)" office:value-type="float" office:value="0" calcext:value-type="float">
            <text:p>0</text:p>
          </table:table-cell>
          <table:table-cell table:formula="of:=VLOOKUP([.B60];[.$B$23:.$D$40];3;0)" office:value-type="float" office:value="1440" calcext:value-type="float">
            <text:p>144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VLOOKUP([.B61];[.$B$23:.$D$40];2;0)" office:value-type="float" office:value="0" calcext:value-type="float">
            <text:p>0</text:p>
          </table:table-cell>
          <table:table-cell table:formula="of:=VLOOKUP([.B61];[.$B$23:.$D$40];3;0)" office:value-type="float" office:value="480" calcext:value-type="float">
            <text:p>480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VLOOKUP([.B65];[.$B$23:.$D$40];2;0)" office:value-type="float" office:value="0" calcext:value-type="float">
            <text:p>0</text:p>
          </table:table-cell>
          <table:table-cell table:formula="of:=VLOOKUP([.B65];[.$B$23:.$D$40];3;0)"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F65]&lt;[.D65]" office:value-type="boolean" office:boolean-value="true" calcext:value-type="boolean">
            <text:p>WAHR</text:p>
          </table:table-cell>
          <table:table-cell table:style-name="ce2" table:formula="of:=[.F65]&gt;=[.C65]" office:value-type="boolean" office:boolean-value="true" calcext:value-type="boolean">
            <text:p>WAHR</text:p>
          </table:table-cell>
          <table:table-cell table:number-columns-repeated="16"/>
        </table:table-row>
        <table:table-row table:style-name="ro1">
          <table:table-cell/>
          <table:table-cell table:formula="of:=[.O66]+1" office:value-type="float" office:value="28" calcext:value-type="float">
            <text:p>28</text:p>
          </table:table-cell>
          <table:table-cell table:formula="of:=VLOOKUP([.B66];[.$B$23:.$D$40];2;0)" office:value-type="float" office:value="14" calcext:value-type="float">
            <text:p>14</text:p>
          </table:table-cell>
          <table:table-cell table:formula="of:=VLOOKUP([.B66];[.$B$23:.$D$40];3;0)" office:value-type="float" office:value="29" calcext:value-type="float">
            <text:p>29</text:p>
          </table:table-cell>
          <table:table-cell office:value-type="float" office:value="9.95702707" calcext:value-type="float">
            <text:p>9,95702707</text:p>
          </table:table-cell>
          <table:table-cell office:value-type="float" office:value="14" calcext:value-type="float">
            <text:p>14</text:p>
          </table:table-cell>
          <table:table-cell table:style-name="ce2" table:formula="of:=[.F66]&lt;[.D66]" office:value-type="boolean" office:boolean-value="true" calcext:value-type="boolean">
            <text:p>WAHR</text:p>
          </table:table-cell>
          <table:table-cell table:style-name="ce2" table:formula="of:=[.F66]&gt;=[.C66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/>
          <table:table-cell table:formula="of:=[.O67]+1" office:value-type="float" office:value="21" calcext:value-type="float">
            <text:p>21</text:p>
          </table:table-cell>
          <table:table-cell table:formula="of:=VLOOKUP([.B67];[.$B$23:.$D$40];2;0)" office:value-type="float" office:value="0" calcext:value-type="float">
            <text:p>0</text:p>
          </table:table-cell>
          <table:table-cell table:formula="of:=VLOOKUP([.B67];[.$B$23:.$D$40];3;0)" office:value-type="float" office:value="1440" calcext:value-type="float">
            <text:p>1440</text:p>
          </table:table-cell>
          <table:table-cell office:value-type="float" office:value="35.14617761" calcext:value-type="float">
            <text:p>35,14617761</text:p>
          </table:table-cell>
          <table:table-cell office:value-type="float" office:value="39.18915055" calcext:value-type="float">
            <text:p>39,18915055</text:p>
          </table:table-cell>
          <table:table-cell table:style-name="ce2" table:formula="of:=[.F67]&lt;[.D67]" office:value-type="boolean" office:boolean-value="true" calcext:value-type="boolean">
            <text:p>WAHR</text:p>
          </table:table-cell>
          <table:table-cell table:style-name="ce2" table:formula="of:=[.F67]&gt;=[.C67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table:formula="of:=[.O68]+1" office:value-type="float" office:value="5" calcext:value-type="float">
            <text:p>5</text:p>
          </table:table-cell>
          <table:table-cell table:formula="of:=VLOOKUP([.B68];[.$B$23:.$D$40];2;0)" office:value-type="float" office:value="82" calcext:value-type="float">
            <text:p>82</text:p>
          </table:table-cell>
          <table:table-cell table:formula="of:=VLOOKUP([.B68];[.$B$23:.$D$40];3;0)" office:value-type="float" office:value="97" calcext:value-type="float">
            <text:p>97</text:p>
          </table:table-cell>
          <table:table-cell office:value-type="float" office:value="52.96897745" calcext:value-type="float">
            <text:p>52,96897745</text:p>
          </table:table-cell>
          <table:table-cell office:value-type="float" office:value="82" calcext:value-type="float">
            <text:p>82</text:p>
          </table:table-cell>
          <table:table-cell table:style-name="ce2" table:formula="of:=[.F68]&lt;[.D68]" office:value-type="boolean" office:boolean-value="true" calcext:value-type="boolean">
            <text:p>WAHR</text:p>
          </table:table-cell>
          <table:table-cell table:style-name="ce2" table:formula="of:=[.F68]&gt;=[.C68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formula="of:=[.O69]+1" office:value-type="float" office:value="27" calcext:value-type="float">
            <text:p>27</text:p>
          </table:table-cell>
          <table:table-cell table:formula="of:=VLOOKUP([.B69];[.$B$23:.$D$40];2;0)" office:value-type="float" office:value="115" calcext:value-type="float">
            <text:p>115</text:p>
          </table:table-cell>
          <table:table-cell table:formula="of:=VLOOKUP([.B69];[.$B$23:.$D$40];3;0)" office:value-type="float" office:value="130" calcext:value-type="float">
            <text:p>130</text:p>
          </table:table-cell>
          <table:table-cell office:value-type="float" office:value="61.73414813" calcext:value-type="float">
            <text:p>61,73414813</text:p>
          </table:table-cell>
          <table:table-cell office:value-type="float" office:value="115" calcext:value-type="float">
            <text:p>115</text:p>
          </table:table-cell>
          <table:table-cell table:style-name="ce2" table:formula="of:=[.F69]&lt;[.D69]" office:value-type="boolean" office:boolean-value="true" calcext:value-type="boolean">
            <text:p>WAHR</text:p>
          </table:table-cell>
          <table:table-cell table:style-name="ce2" table:formula="of:=[.F69]&gt;=[.C69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table:formula="of:=[.O70]+1" office:value-type="float" office:value="11" calcext:value-type="float">
            <text:p>11</text:p>
          </table:table-cell>
          <table:table-cell table:formula="of:=VLOOKUP([.B70];[.$B$23:.$D$40];2;0)" office:value-type="float" office:value="0" calcext:value-type="float">
            <text:p>0</text:p>
          </table:table-cell>
          <table:table-cell table:formula="of:=VLOOKUP([.B70];[.$B$23:.$D$40];3;0)" office:value-type="float" office:value="1440" calcext:value-type="float">
            <text:p>1440</text:p>
          </table:table-cell>
          <table:table-cell office:value-type="float" office:value="66.76013868" calcext:value-type="float">
            <text:p>66,76013868</text:p>
          </table:table-cell>
          <table:table-cell office:value-type="float" office:value="120.02599055" calcext:value-type="float">
            <text:p>120,02599055</text:p>
          </table:table-cell>
          <table:table-cell table:style-name="ce2" table:formula="of:=[.F70]&lt;[.D70]" office:value-type="boolean" office:boolean-value="true" calcext:value-type="boolean">
            <text:p>WAHR</text:p>
          </table:table-cell>
          <table:table-cell table:style-name="ce2" table:formula="of:=[.F70]&gt;=[.C70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formula="of:=[.O71]+1" office:value-type="float" office:value="19" calcext:value-type="float">
            <text:p>19</text:p>
          </table:table-cell>
          <table:table-cell table:formula="of:=VLOOKUP([.B71];[.$B$23:.$D$40];2;0)" office:value-type="float" office:value="0" calcext:value-type="float">
            <text:p>0</text:p>
          </table:table-cell>
          <table:table-cell table:formula="of:=VLOOKUP([.B71];[.$B$23:.$D$40];3;0)" office:value-type="float" office:value="1440" calcext:value-type="float">
            <text:p>1440</text:p>
          </table:table-cell>
          <table:table-cell office:value-type="float" office:value="80.67771792" calcext:value-type="float">
            <text:p>80,67771792</text:p>
          </table:table-cell>
          <table:table-cell office:value-type="float" office:value="133.94356979" calcext:value-type="float">
            <text:p>133,94356979</text:p>
          </table:table-cell>
          <table:table-cell table:style-name="ce2" table:formula="of:=[.F71]&lt;[.D71]" office:value-type="boolean" office:boolean-value="true" calcext:value-type="boolean">
            <text:p>WAHR</text:p>
          </table:table-cell>
          <table:table-cell table:style-name="ce2" table:formula="of:=[.F71]&gt;=[.C71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/>
          <table:table-cell table:formula="of:=[.O72]+1" office:value-type="float" office:value="12" calcext:value-type="float">
            <text:p>12</text:p>
          </table:table-cell>
          <table:table-cell table:formula="of:=VLOOKUP([.B72];[.$B$23:.$D$40];2;0)" office:value-type="float" office:value="0" calcext:value-type="float">
            <text:p>0</text:p>
          </table:table-cell>
          <table:table-cell table:formula="of:=VLOOKUP([.B72];[.$B$23:.$D$40];3;0)" office:value-type="float" office:value="1440" calcext:value-type="float">
            <text:p>1440</text:p>
          </table:table-cell>
          <table:table-cell office:value-type="float" office:value="89.97585214" calcext:value-type="float">
            <text:p>89,97585214</text:p>
          </table:table-cell>
          <table:table-cell office:value-type="float" office:value="143.24170401" calcext:value-type="float">
            <text:p>143,24170401</text:p>
          </table:table-cell>
          <table:table-cell table:style-name="ce2" table:formula="of:=[.F72]&lt;[.D72]" office:value-type="boolean" office:boolean-value="true" calcext:value-type="boolean">
            <text:p>WAHR</text:p>
          </table:table-cell>
          <table:table-cell table:style-name="ce2" table:formula="of:=[.F72]&gt;=[.C72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formula="of:=[.O73]+1" office:value-type="float" office:value="3" calcext:value-type="float">
            <text:p>3</text:p>
          </table:table-cell>
          <table:table-cell table:formula="of:=VLOOKUP([.B73];[.$B$23:.$D$40];2;0)" office:value-type="float" office:value="179" calcext:value-type="float">
            <text:p>179</text:p>
          </table:table-cell>
          <table:table-cell table:formula="of:=VLOOKUP([.B73];[.$B$23:.$D$40];3;0)" office:value-type="float" office:value="194" calcext:value-type="float">
            <text:p>194</text:p>
          </table:table-cell>
          <table:table-cell office:value-type="float" office:value="105.83010044" calcext:value-type="float">
            <text:p>105,83010044</text:p>
          </table:table-cell>
          <table:table-cell office:value-type="float" office:value="179" calcext:value-type="float">
            <text:p>179</text:p>
          </table:table-cell>
          <table:table-cell table:style-name="ce2" table:formula="of:=[.F73]&lt;[.D73]" office:value-type="boolean" office:boolean-value="true" calcext:value-type="boolean">
            <text:p>WAHR</text:p>
          </table:table-cell>
          <table:table-cell table:style-name="ce2" table:formula="of:=[.F73]&gt;=[.C73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formula="of:=[.O74]+1" office:value-type="float" office:value="29" calcext:value-type="float">
            <text:p>29</text:p>
          </table:table-cell>
          <table:table-cell table:formula="of:=VLOOKUP([.B74];[.$B$23:.$D$40];2;0)" office:value-type="float" office:value="198" calcext:value-type="float">
            <text:p>198</text:p>
          </table:table-cell>
          <table:table-cell table:formula="of:=VLOOKUP([.B74];[.$B$23:.$D$40];3;0)" office:value-type="float" office:value="213" calcext:value-type="float">
            <text:p>213</text:p>
          </table:table-cell>
          <table:table-cell office:value-type="float" office:value="123.94720354" calcext:value-type="float">
            <text:p>123,94720354</text:p>
          </table:table-cell>
          <table:table-cell office:value-type="float" office:value="198" calcext:value-type="float">
            <text:p>198</text:p>
          </table:table-cell>
          <table:table-cell table:style-name="ce2" table:formula="of:=[.F74]&lt;[.D74]" office:value-type="boolean" office:boolean-value="true" calcext:value-type="boolean">
            <text:p>WAHR</text:p>
          </table:table-cell>
          <table:table-cell table:style-name="ce2" table:formula="of:=[.F74]&gt;=[.C74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/>
          <table:table-cell table:formula="of:=[.O75]+1" office:value-type="float" office:value="25" calcext:value-type="float">
            <text:p>25</text:p>
          </table:table-cell>
          <table:table-cell table:formula="of:=VLOOKUP([.B75];[.$B$23:.$D$40];2;0)" office:value-type="float" office:value="276" calcext:value-type="float">
            <text:p>276</text:p>
          </table:table-cell>
          <table:table-cell table:formula="of:=VLOOKUP([.B75];[.$B$23:.$D$40];3;0)" office:value-type="float" office:value="291" calcext:value-type="float">
            <text:p>291</text:p>
          </table:table-cell>
          <table:table-cell office:value-type="float" office:value="136.09558286" calcext:value-type="float">
            <text:p>136,09558286</text:p>
          </table:table-cell>
          <table:table-cell office:value-type="float" office:value="276" calcext:value-type="float">
            <text:p>276</text:p>
          </table:table-cell>
          <table:table-cell table:style-name="ce2" table:formula="of:=[.F75]&lt;[.D75]" office:value-type="boolean" office:boolean-value="true" calcext:value-type="boolean">
            <text:p>WAHR</text:p>
          </table:table-cell>
          <table:table-cell table:style-name="ce2" table:formula="of:=[.F75]&gt;=[.C75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table:formula="of:=[.O76]+1" office:value-type="float" office:value="9" calcext:value-type="float">
            <text:p>9</text:p>
          </table:table-cell>
          <table:table-cell table:formula="of:=VLOOKUP([.B76];[.$B$23:.$D$40];2;0)" office:value-type="float" office:value="0" calcext:value-type="float">
            <text:p>0</text:p>
          </table:table-cell>
          <table:table-cell table:formula="of:=VLOOKUP([.B76];[.$B$23:.$D$40];3;0)" office:value-type="float" office:value="1440" calcext:value-type="float">
            <text:p>1440</text:p>
          </table:table-cell>
          <table:table-cell office:value-type="float" office:value="143.9970693" calcext:value-type="float">
            <text:p>143,9970693</text:p>
          </table:table-cell>
          <table:table-cell office:value-type="float" office:value="283.90148644" calcext:value-type="float">
            <text:p>283,90148644</text:p>
          </table:table-cell>
          <table:table-cell table:style-name="ce2" table:formula="of:=[.F76]&lt;[.D76]" office:value-type="boolean" office:boolean-value="true" calcext:value-type="boolean">
            <text:p>WAHR</text:p>
          </table:table-cell>
          <table:table-cell table:style-name="ce2" table:formula="of:=[.F76]&gt;=[.C76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table:formula="of:=[.O77]+1" office:value-type="float" office:value="18" calcext:value-type="float">
            <text:p>18</text:p>
          </table:table-cell>
          <table:table-cell table:formula="of:=VLOOKUP([.B77];[.$B$23:.$D$40];2;0)" office:value-type="float" office:value="0" calcext:value-type="float">
            <text:p>0</text:p>
          </table:table-cell>
          <table:table-cell table:formula="of:=VLOOKUP([.B77];[.$B$23:.$D$40];3;0)" office:value-type="float" office:value="1440" calcext:value-type="float">
            <text:p>1440</text:p>
          </table:table-cell>
          <table:table-cell office:value-type="float" office:value="153.13812597" calcext:value-type="float">
            <text:p>153,13812597</text:p>
          </table:table-cell>
          <table:table-cell office:value-type="float" office:value="293.04254311" calcext:value-type="float">
            <text:p>293,04254311</text:p>
          </table:table-cell>
          <table:table-cell table:style-name="ce2" table:formula="of:=[.F77]&lt;[.D77]" office:value-type="boolean" office:boolean-value="true" calcext:value-type="boolean">
            <text:p>WAHR</text:p>
          </table:table-cell>
          <table:table-cell table:style-name="ce2" table:formula="of:=[.F77]&gt;=[.C77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formula="of:=[.O78]+1" office:value-type="float" office:value="2" calcext:value-type="float">
            <text:p>2</text:p>
          </table:table-cell>
          <table:table-cell table:formula="of:=VLOOKUP([.B78];[.$B$23:.$D$40];2;0)" office:value-type="float" office:value="322" calcext:value-type="float">
            <text:p>322</text:p>
          </table:table-cell>
          <table:table-cell table:formula="of:=VLOOKUP([.B78];[.$B$23:.$D$40];3;0)" office:value-type="float" office:value="337" calcext:value-type="float">
            <text:p>337</text:p>
          </table:table-cell>
          <table:table-cell office:value-type="float" office:value="171.2148569" calcext:value-type="float">
            <text:p>171,2148569</text:p>
          </table:table-cell>
          <table:table-cell office:value-type="float" office:value="322" calcext:value-type="float">
            <text:p>322</text:p>
          </table:table-cell>
          <table:table-cell table:style-name="ce2" table:formula="of:=[.F78]&lt;[.D78]" office:value-type="boolean" office:boolean-value="true" calcext:value-type="boolean">
            <text:p>WAHR</text:p>
          </table:table-cell>
          <table:table-cell table:style-name="ce2" table:formula="of:=[.F78]&gt;=[.C78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table:formula="of:=[.O79]+1" office:value-type="float" office:value="13" calcext:value-type="float">
            <text:p>13</text:p>
          </table:table-cell>
          <table:table-cell table:formula="of:=VLOOKUP([.B79];[.$B$23:.$D$40];2;0)" office:value-type="float" office:value="0" calcext:value-type="float">
            <text:p>0</text:p>
          </table:table-cell>
          <table:table-cell table:formula="of:=VLOOKUP([.B79];[.$B$23:.$D$40];3;0)" office:value-type="float" office:value="1440" calcext:value-type="float">
            <text:p>1440</text:p>
          </table:table-cell>
          <table:table-cell office:value-type="float" office:value="177.47820313" calcext:value-type="float">
            <text:p>177,47820313</text:p>
          </table:table-cell>
          <table:table-cell office:value-type="float" office:value="328.26334623" calcext:value-type="float">
            <text:p>328,26334623</text:p>
          </table:table-cell>
          <table:table-cell table:style-name="ce2" table:formula="of:=[.F79]&lt;[.D79]" office:value-type="boolean" office:boolean-value="true" calcext:value-type="boolean">
            <text:p>WAHR</text:p>
          </table:table-cell>
          <table:table-cell table:style-name="ce2" table:formula="of:=[.F79]&gt;=[.C79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formula="of:=[.O80]+1" office:value-type="float" office:value="17" calcext:value-type="float">
            <text:p>17</text:p>
          </table:table-cell>
          <table:table-cell table:formula="of:=VLOOKUP([.B80];[.$B$23:.$D$40];2;0)" office:value-type="float" office:value="0" calcext:value-type="float">
            <text:p>0</text:p>
          </table:table-cell>
          <table:table-cell table:formula="of:=VLOOKUP([.B80];[.$B$23:.$D$40];3;0)" office:value-type="float" office:value="1440" calcext:value-type="float">
            <text:p>1440</text:p>
          </table:table-cell>
          <table:table-cell office:value-type="float" office:value="182.86731678" calcext:value-type="float">
            <text:p>182,86731678</text:p>
          </table:table-cell>
          <table:table-cell office:value-type="float" office:value="333.65245989" calcext:value-type="float">
            <text:p>333,65245989</text:p>
          </table:table-cell>
          <table:table-cell table:style-name="ce2" table:formula="of:=[.F80]&lt;[.D80]" office:value-type="boolean" office:boolean-value="true" calcext:value-type="boolean">
            <text:p>WAHR</text:p>
          </table:table-cell>
          <table:table-cell table:style-name="ce2" table:formula="of:=[.F80]&gt;=[.C80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table:formula="of:=[.O81]+1" office:value-type="float" office:value="1" calcext:value-type="float">
            <text:p>1</text:p>
          </table:table-cell>
          <table:table-cell table:formula="of:=VLOOKUP([.B81];[.$B$23:.$D$40];2;0)" office:value-type="float" office:value="402" calcext:value-type="float">
            <text:p>402</text:p>
          </table:table-cell>
          <table:table-cell table:formula="of:=VLOOKUP([.B81];[.$B$23:.$D$40];3;0)" office:value-type="float" office:value="417" calcext:value-type="float">
            <text:p>417</text:p>
          </table:table-cell>
          <table:table-cell office:value-type="float" office:value="197.1384152" calcext:value-type="float">
            <text:p>197,1384152</text:p>
          </table:table-cell>
          <table:table-cell office:value-type="float" office:value="402" calcext:value-type="float">
            <text:p>402</text:p>
          </table:table-cell>
          <table:table-cell table:style-name="ce2" table:formula="of:=[.F81]&lt;[.D81]" office:value-type="boolean" office:boolean-value="true" calcext:value-type="boolean">
            <text:p>WAHR</text:p>
          </table:table-cell>
          <table:table-cell table:style-name="ce2" table:formula="of:=[.F81]&gt;=[.C81]" office:value-type="boolean" office:boolean-value="true" calcext:value-type="boolean">
            <text:p>WAHR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VLOOKUP([.B82];[.$B$23:.$D$40];2;0)" office:value-type="float" office:value="0" calcext:value-type="float">
            <text:p>0</text:p>
          </table:table-cell>
          <table:table-cell table:formula="of:=VLOOKUP([.B82];[.$B$23:.$D$40];3;0)" office:value-type="float" office:value="480" calcext:value-type="float">
            <text:p>480</text:p>
          </table:table-cell>
          <table:table-cell office:value-type="float" office:value="206.626425" calcext:value-type="float">
            <text:p>206,626425</text:p>
          </table:table-cell>
          <table:table-cell office:value-type="float" office:value="411.4880098" calcext:value-type="float">
            <text:p>411,4880098</text:p>
          </table:table-cell>
          <table:table-cell table:style-name="ce2" table:formula="of:=[.F82]&lt;[.D82]" office:value-type="boolean" office:boolean-value="true" calcext:value-type="boolean">
            <text:p>WAHR</text:p>
          </table:table-cell>
          <table:table-cell table:style-name="ce2" table:formula="of:=[.F82]&gt;=[.C82]" office:value-type="boolean" office:boolean-value="true" calcext:value-type="boolean">
            <text:p>WAHR</text:p>
          </table:table-cell>
          <table:table-cell table:number-columns-repeated="16"/>
        </table:table-row>
      </table:table>
      <table:table table:name="Sheet2" table:style-name="ta1">
        <table:shapes>
          <draw:frame draw:z-index="0" draw:style-name="gr1" draw:text-style-name="P1" svg:width="15.999cm" svg:height="8.999cm" svg:x="17.352cm" svg:y="0.259cm">
            <draw:object draw:notify-on-update-of-ranges="Sheet2.A1:Sheet2.A1 Sheet2.A2:Sheet2.A19 Sheet2.B1:Sheet2.B1 Sheet2.B2:Sheet2.B19 Sheet2.C1:Sheet2.C1 Sheet2.C2:Sheet2.C19 Sheet2.D1:Sheet2.D1 Sheet2.D2:Sheet2.D19 Sheet2.E1:Sheet2.E1 Sheet2.E2:Sheet2.E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9.005cm" svg:x="17.06cm" svg:y="9.774cm">
            <draw:object draw:notify-on-update-of-ranges="Sheet2.A23:Sheet2.A23 Sheet2.A24:Sheet2.A43 Sheet2.B23:Sheet2.B23 Sheet2.B24:Sheet2.B43 Sheet2.C23:Sheet2.C23 Sheet2.C24:Sheet2.C43 Sheet2.D23:Sheet2.D23 Sheet2.D24:Sheet2.D43 Sheet2.E23:Sheet2.E23 Sheet2.E24:Sheet2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6cm" svg:height="9.004cm" svg:x="17.365cm" svg:y="19.788cm">
            <draw:object draw:notify-on-update-of-ranges="Sheet2.A41:Sheet2.A41 Sheet2.A42:Sheet2.A63 Sheet2.B41:Sheet2.B41 Sheet2.B42:Sheet2.B63 Sheet2.C41:Sheet2.C41 Sheet2.C42:Sheet2.C63 Sheet2.D41:Sheet2.D41 Sheet2.D42:Sheet2.D63 Sheet2.E41:Sheet2.E41 Sheet2.E42:Sheet2.E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]&lt;=[.C2]" office:value-type="boolean" office:boolean-value="true" calcext:value-type="boolean">
            <text:p>WAHR</text:p>
          </table:table-cell>
          <table:table-cell table:formula="of:=[.E2]&gt;=[.B2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5.30114139" calcext:value-type="float">
            <text:p>5,30114139</text:p>
          </table:table-cell>
          <table:table-cell table:formula="of:=[.E3]&lt;=[.C3]" office:value-type="boolean" office:boolean-value="true" calcext:value-type="boolean">
            <text:p>WAHR</text:p>
          </table:table-cell>
          <table:table-cell table:formula="of:=[.E3]&gt;=[.B3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15.69047322" calcext:value-type="float">
            <text:p>15,69047322</text:p>
          </table:table-cell>
          <table:table-cell table:formula="of:=[.E4]&lt;=[.C4]" office:value-type="boolean" office:boolean-value="true" calcext:value-type="boolean">
            <text:p>WAHR</text:p>
          </table:table-cell>
          <table:table-cell table:formula="of:=[.E4]&gt;=[.B4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0.59037241" calcext:value-type="float">
            <text:p>20,59037241</text:p>
          </table:table-cell>
          <table:table-cell office:value-type="float" office:value="32" calcext:value-type="float">
            <text:p>32</text:p>
          </table:table-cell>
          <table:table-cell table:formula="of:=[.E5]&lt;=[.C5]" office:value-type="boolean" office:boolean-value="true" calcext:value-type="boolean">
            <text:p>WAHR</text:p>
          </table:table-cell>
          <table:table-cell table:formula="of:=[.E5]&gt;=[.B5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417" calcext:value-type="float">
            <text:p>417</text:p>
          </table:table-cell>
          <table:table-cell office:value-type="float" office:value="32.0453745" calcext:value-type="float">
            <text:p>32,0453745</text:p>
          </table:table-cell>
          <table:table-cell office:value-type="float" office:value="402" calcext:value-type="float">
            <text:p>402</text:p>
          </table:table-cell>
          <table:table-cell table:formula="of:=[.E6]&lt;=[.C6]" office:value-type="boolean" office:boolean-value="true" calcext:value-type="boolean">
            <text:p>WAHR</text:p>
          </table:table-cell>
          <table:table-cell table:formula="of:=[.E6]&gt;=[.B6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8" calcext:value-type="float">
            <text:p>198</text:p>
          </table:table-cell>
          <table:table-cell office:value-type="float" office:value="213" calcext:value-type="float">
            <text:p>213</text:p>
          </table:table-cell>
          <table:table-cell office:value-type="float" office:value="51.23943113" calcext:value-type="float">
            <text:p>51,23943113</text:p>
          </table:table-cell>
          <table:table-cell office:value-type="float" office:value="421.19405663" calcext:value-type="float">
            <text:p>421,19405663</text:p>
          </table:table-cell>
          <table:table-cell table:formula="of:=[.E7]&lt;=[.C7]" office:value-type="boolean" office:boolean-value="false" calcext:value-type="boolean">
            <text:p>FALSCH</text:p>
          </table:table-cell>
          <table:table-cell table:formula="of:=[.E7]&gt;=[.B7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59.3820446" calcext:value-type="float">
            <text:p>59,3820446</text:p>
          </table:table-cell>
          <table:table-cell office:value-type="float" office:value="429.33667009" calcext:value-type="float">
            <text:p>429,33667009</text:p>
          </table:table-cell>
          <table:table-cell table:formula="of:=[.E8]&lt;=[.C8]" office:value-type="boolean" office:boolean-value="true" calcext:value-type="boolean">
            <text:p>WAHR</text:p>
          </table:table-cell>
          <table:table-cell table:formula="of:=[.E8]&gt;=[.B8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68.10977059" calcext:value-type="float">
            <text:p>68,10977059</text:p>
          </table:table-cell>
          <table:table-cell office:value-type="float" office:value="438.06439609" calcext:value-type="float">
            <text:p>438,06439609</text:p>
          </table:table-cell>
          <table:table-cell table:formula="of:=[.E9]&lt;=[.C9]" office:value-type="boolean" office:boolean-value="false" calcext:value-type="boolean">
            <text:p>FALSCH</text:p>
          </table:table-cell>
          <table:table-cell table:formula="of:=[.E9]&gt;=[.B9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6" calcext:value-type="float">
            <text:p>366</text:p>
          </table:table-cell>
          <table:table-cell office:value-type="float" office:value="381" calcext:value-type="float">
            <text:p>381</text:p>
          </table:table-cell>
          <table:table-cell office:value-type="float" office:value="76.66357454" calcext:value-type="float">
            <text:p>76,66357454</text:p>
          </table:table-cell>
          <table:table-cell office:value-type="float" office:value="446.61820004" calcext:value-type="float">
            <text:p>446,61820004</text:p>
          </table:table-cell>
          <table:table-cell table:formula="of:=[.E10]&lt;=[.C10]" office:value-type="boolean" office:boolean-value="false" calcext:value-type="boolean">
            <text:p>FALSCH</text:p>
          </table:table-cell>
          <table:table-cell table:formula="of:=[.E10]&gt;=[.B10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78.85057477" calcext:value-type="float">
            <text:p>78,85057477</text:p>
          </table:table-cell>
          <table:table-cell office:value-type="float" office:value="448.80520026" calcext:value-type="float">
            <text:p>448,80520026</text:p>
          </table:table-cell>
          <table:table-cell table:formula="of:=[.E11]&lt;=[.C11]" office:value-type="boolean" office:boolean-value="true" calcext:value-type="boolean">
            <text:p>WAHR</text:p>
          </table:table-cell>
          <table:table-cell table:formula="of:=[.E11]&gt;=[.B11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97.50159171" calcext:value-type="float">
            <text:p>97,50159171</text:p>
          </table:table-cell>
          <table:table-cell office:value-type="float" office:value="467.45621721" calcext:value-type="float">
            <text:p>467,45621721</text:p>
          </table:table-cell>
          <table:table-cell table:formula="of:=[.E12]&lt;=[.C12]" office:value-type="boolean" office:boolean-value="true" calcext:value-type="boolean">
            <text:p>WAHR</text:p>
          </table:table-cell>
          <table:table-cell table:formula="of:=[.E12]&gt;=[.B12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105.4901867" calcext:value-type="float">
            <text:p>105,4901867</text:p>
          </table:table-cell>
          <table:table-cell office:value-type="float" office:value="475.4448122" calcext:value-type="float">
            <text:p>475,4448122</text:p>
          </table:table-cell>
          <table:table-cell table:formula="of:=[.E13]&lt;=[.C13]" office:value-type="boolean" office:boolean-value="false" calcext:value-type="boolean">
            <text:p>FALSCH</text:p>
          </table:table-cell>
          <table:table-cell table:formula="of:=[.E13]&gt;=[.B13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21.24586105" calcext:value-type="float">
            <text:p>121,24586105</text:p>
          </table:table-cell>
          <table:table-cell office:value-type="float" office:value="491.20048655" calcext:value-type="float">
            <text:p>491,20048655</text:p>
          </table:table-cell>
          <table:table-cell table:formula="of:=[.E14]&lt;=[.C14]" office:value-type="boolean" office:boolean-value="true" calcext:value-type="boolean">
            <text:p>WAHR</text:p>
          </table:table-cell>
          <table:table-cell table:formula="of:=[.E14]&gt;=[.B14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27.56480226" calcext:value-type="float">
            <text:p>127,56480226</text:p>
          </table:table-cell>
          <table:table-cell office:value-type="float" office:value="497.51942775" calcext:value-type="float">
            <text:p>497,51942775</text:p>
          </table:table-cell>
          <table:table-cell table:formula="of:=[.E15]&lt;=[.C15]" office:value-type="boolean" office:boolean-value="false" calcext:value-type="boolean">
            <text:p>FALSCH</text:p>
          </table:table-cell>
          <table:table-cell table:formula="of:=[.E15]&gt;=[.B15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 table:number-rows-repeated="4">
          <table:table-cell table:number-columns-repeated="16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VLOOKUP([.A24];[.$A$2:.$C$15];2;0)" office:value-type="float" office:value="0" calcext:value-type="float">
            <text:p>0</text:p>
          </table:table-cell>
          <table:table-cell table:formula="of:=VLOOKUP([.A24];[.$A$2:.$C$15];3;0)"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4]&lt;[.C24]" office:value-type="boolean" office:boolean-value="true" calcext:value-type="boolean">
            <text:p>WAHR</text:p>
          </table:table-cell>
          <table:table-cell table:formula="of:=[.E24]&gt;=[.B24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table:formula="of:=[.P25]+1" office:value-type="float" office:value="17" calcext:value-type="float">
            <text:p>17</text:p>
          </table:table-cell>
          <table:table-cell table:formula="of:=VLOOKUP([.A25];[.$A$2:.$C$15];2;0)" office:value-type="float" office:value="0" calcext:value-type="float">
            <text:p>0</text:p>
          </table:table-cell>
          <table:table-cell table:formula="of:=VLOOKUP([.A25];[.$A$2:.$C$15];3;0)" office:value-type="float" office:value="1440" calcext:value-type="float">
            <text:p>1440</text:p>
          </table:table-cell>
          <table:table-cell table:number-columns-repeated="2" office:value-type="float" office:value="5.30114139" calcext:value-type="float">
            <text:p>5,30114139</text:p>
          </table:table-cell>
          <table:table-cell table:formula="of:=[.E25]&lt;[.C25]" office:value-type="boolean" office:boolean-value="true" calcext:value-type="boolean">
            <text:p>WAHR</text:p>
          </table:table-cell>
          <table:table-cell table:formula="of:=[.E25]&gt;=[.B25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P26]+1" office:value-type="float" office:value="20" calcext:value-type="float">
            <text:p>20</text:p>
          </table:table-cell>
          <table:table-cell table:formula="of:=VLOOKUP([.A26];[.$A$2:.$C$15];2;0)" office:value-type="float" office:value="0" calcext:value-type="float">
            <text:p>0</text:p>
          </table:table-cell>
          <table:table-cell table:formula="of:=VLOOKUP([.A26];[.$A$2:.$C$15];3;0)" office:value-type="float" office:value="1440" calcext:value-type="float">
            <text:p>1440</text:p>
          </table:table-cell>
          <table:table-cell table:number-columns-repeated="2" office:value-type="float" office:value="15.69047322" calcext:value-type="float">
            <text:p>15,69047322</text:p>
          </table:table-cell>
          <table:table-cell table:formula="of:=[.E26]&lt;[.C26]" office:value-type="boolean" office:boolean-value="true" calcext:value-type="boolean">
            <text:p>WAHR</text:p>
          </table:table-cell>
          <table:table-cell table:formula="of:=[.E26]&gt;=[.B26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P27]+1" office:value-type="float" office:value="26" calcext:value-type="float">
            <text:p>26</text:p>
          </table:table-cell>
          <table:table-cell table:formula="of:=VLOOKUP([.A27];[.$A$2:.$C$15];2;0)" office:value-type="float" office:value="32" calcext:value-type="float">
            <text:p>32</text:p>
          </table:table-cell>
          <table:table-cell table:formula="of:=VLOOKUP([.A27];[.$A$2:.$C$15];3;0)" office:value-type="float" office:value="47" calcext:value-type="float">
            <text:p>47</text:p>
          </table:table-cell>
          <table:table-cell office:value-type="float" office:value="20.59037241" calcext:value-type="float">
            <text:p>20,59037241</text:p>
          </table:table-cell>
          <table:table-cell office:value-type="float" office:value="32" calcext:value-type="float">
            <text:p>32</text:p>
          </table:table-cell>
          <table:table-cell table:formula="of:=[.E27]&lt;[.C27]" office:value-type="boolean" office:boolean-value="true" calcext:value-type="boolean">
            <text:p>WAHR</text:p>
          </table:table-cell>
          <table:table-cell table:formula="of:=[.E27]&gt;=[.B27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P28]+1" office:value-type="float" office:value="4" calcext:value-type="float">
            <text:p>4</text:p>
          </table:table-cell>
          <table:table-cell table:formula="of:=VLOOKUP([.A28];[.$A$2:.$C$15];2;0)" office:value-type="float" office:value="138" calcext:value-type="float">
            <text:p>138</text:p>
          </table:table-cell>
          <table:table-cell table:formula="of:=VLOOKUP([.A28];[.$A$2:.$C$15];3;0)" office:value-type="float" office:value="153" calcext:value-type="float">
            <text:p>153</text:p>
          </table:table-cell>
          <table:table-cell office:value-type="float" office:value="30.12072906" calcext:value-type="float">
            <text:p>30,12072906</text:p>
          </table:table-cell>
          <table:table-cell office:value-type="float" office:value="138" calcext:value-type="float">
            <text:p>138</text:p>
          </table:table-cell>
          <table:table-cell table:formula="of:=[.E28]&lt;[.C28]" office:value-type="boolean" office:boolean-value="true" calcext:value-type="boolean">
            <text:p>WAHR</text:p>
          </table:table-cell>
          <table:table-cell table:formula="of:=[.E28]&gt;=[.B28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P29]+1" office:value-type="float" office:value="29" calcext:value-type="float">
            <text:p>29</text:p>
          </table:table-cell>
          <table:table-cell table:formula="of:=VLOOKUP([.A29];[.$A$2:.$C$15];2;0)" office:value-type="float" office:value="198" calcext:value-type="float">
            <text:p>198</text:p>
          </table:table-cell>
          <table:table-cell table:formula="of:=VLOOKUP([.A29];[.$A$2:.$C$15];3;0)" office:value-type="float" office:value="213" calcext:value-type="float">
            <text:p>213</text:p>
          </table:table-cell>
          <table:table-cell office:value-type="float" office:value="45.01279101" calcext:value-type="float">
            <text:p>45,01279101</text:p>
          </table:table-cell>
          <table:table-cell office:value-type="float" office:value="198" calcext:value-type="float">
            <text:p>198</text:p>
          </table:table-cell>
          <table:table-cell table:formula="of:=[.E29]&lt;[.C29]" office:value-type="boolean" office:boolean-value="true" calcext:value-type="boolean">
            <text:p>WAHR</text:p>
          </table:table-cell>
          <table:table-cell table:formula="of:=[.E29]&gt;=[.B29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P30]+1" office:value-type="float" office:value="10" calcext:value-type="float">
            <text:p>10</text:p>
          </table:table-cell>
          <table:table-cell table:formula="of:=VLOOKUP([.A30];[.$A$2:.$C$15];2;0)" office:value-type="float" office:value="0" calcext:value-type="float">
            <text:p>0</text:p>
          </table:table-cell>
          <table:table-cell table:formula="of:=VLOOKUP([.A30];[.$A$2:.$C$15];3;0)" office:value-type="float" office:value="1440" calcext:value-type="float">
            <text:p>1440</text:p>
          </table:table-cell>
          <table:table-cell office:value-type="float" office:value="61.13692404" calcext:value-type="float">
            <text:p>61,13692404</text:p>
          </table:table-cell>
          <table:table-cell office:value-type="float" office:value="214.12413303" calcext:value-type="float">
            <text:p>214,12413303</text:p>
          </table:table-cell>
          <table:table-cell table:formula="of:=[.E30]&lt;[.C30]" office:value-type="boolean" office:boolean-value="true" calcext:value-type="boolean">
            <text:p>WAHR</text:p>
          </table:table-cell>
          <table:table-cell table:formula="of:=[.E30]&gt;=[.B30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P31]+1" office:value-type="float" office:value="18" calcext:value-type="float">
            <text:p>18</text:p>
          </table:table-cell>
          <table:table-cell table:formula="of:=VLOOKUP([.A31];[.$A$2:.$C$15];2;0)" office:value-type="float" office:value="0" calcext:value-type="float">
            <text:p>0</text:p>
          </table:table-cell>
          <table:table-cell table:formula="of:=VLOOKUP([.A31];[.$A$2:.$C$15];3;0)" office:value-type="float" office:value="1440" calcext:value-type="float">
            <text:p>1440</text:p>
          </table:table-cell>
          <table:table-cell office:value-type="float" office:value="66.10688993" calcext:value-type="float">
            <text:p>66,10688993</text:p>
          </table:table-cell>
          <table:table-cell office:value-type="float" office:value="219.09409893" calcext:value-type="float">
            <text:p>219,09409893</text:p>
          </table:table-cell>
          <table:table-cell table:formula="of:=[.E31]&lt;[.C31]" office:value-type="boolean" office:boolean-value="true" calcext:value-type="boolean">
            <text:p>WAHR</text:p>
          </table:table-cell>
          <table:table-cell table:formula="of:=[.E31]&gt;=[.B31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P32]+1" office:value-type="float" office:value="2" calcext:value-type="float">
            <text:p>2</text:p>
          </table:table-cell>
          <table:table-cell table:formula="of:=VLOOKUP([.A32];[.$A$2:.$C$15];2;0)" office:value-type="float" office:value="322" calcext:value-type="float">
            <text:p>322</text:p>
          </table:table-cell>
          <table:table-cell table:formula="of:=VLOOKUP([.A32];[.$A$2:.$C$15];3;0)" office:value-type="float" office:value="337" calcext:value-type="float">
            <text:p>337</text:p>
          </table:table-cell>
          <table:table-cell office:value-type="float" office:value="84.18362086" calcext:value-type="float">
            <text:p>84,18362086</text:p>
          </table:table-cell>
          <table:table-cell office:value-type="float" office:value="322" calcext:value-type="float">
            <text:p>322</text:p>
          </table:table-cell>
          <table:table-cell table:formula="of:=[.E32]&lt;[.C32]" office:value-type="boolean" office:boolean-value="true" calcext:value-type="boolean">
            <text:p>WAHR</text:p>
          </table:table-cell>
          <table:table-cell table:formula="of:=[.E32]&gt;=[.B32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P33]+1" office:value-type="float" office:value="32" calcext:value-type="float">
            <text:p>32</text:p>
          </table:table-cell>
          <table:table-cell table:formula="of:=VLOOKUP([.A33];[.$A$2:.$C$15];2;0)" office:value-type="float" office:value="366" calcext:value-type="float">
            <text:p>366</text:p>
          </table:table-cell>
          <table:table-cell table:formula="of:=VLOOKUP([.A33];[.$A$2:.$C$15];3;0)" office:value-type="float" office:value="381" calcext:value-type="float">
            <text:p>381</text:p>
          </table:table-cell>
          <table:table-cell office:value-type="float" office:value="104.09257807" calcext:value-type="float">
            <text:p>104,09257807</text:p>
          </table:table-cell>
          <table:table-cell office:value-type="float" office:value="366" calcext:value-type="float">
            <text:p>366</text:p>
          </table:table-cell>
          <table:table-cell table:formula="of:=[.E33]&lt;[.C33]" office:value-type="boolean" office:boolean-value="true" calcext:value-type="boolean">
            <text:p>WAHR</text:p>
          </table:table-cell>
          <table:table-cell table:formula="of:=[.E33]&gt;=[.B33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P34]+1" office:value-type="float" office:value="1" calcext:value-type="float">
            <text:p>1</text:p>
          </table:table-cell>
          <table:table-cell table:formula="of:=VLOOKUP([.A34];[.$A$2:.$C$15];2;0)" office:value-type="float" office:value="402" calcext:value-type="float">
            <text:p>402</text:p>
          </table:table-cell>
          <table:table-cell table:formula="of:=VLOOKUP([.A34];[.$A$2:.$C$15];3;0)" office:value-type="float" office:value="417" calcext:value-type="float">
            <text:p>417</text:p>
          </table:table-cell>
          <table:table-cell office:value-type="float" office:value="107.02979188" calcext:value-type="float">
            <text:p>107,02979188</text:p>
          </table:table-cell>
          <table:table-cell office:value-type="float" office:value="402" calcext:value-type="float">
            <text:p>402</text:p>
          </table:table-cell>
          <table:table-cell table:formula="of:=[.E34]&lt;[.C34]" office:value-type="boolean" office:boolean-value="true" calcext:value-type="boolean">
            <text:p>WAHR</text:p>
          </table:table-cell>
          <table:table-cell table:formula="of:=[.E34]&gt;=[.B34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P35]+1" office:value-type="float" office:value="13" calcext:value-type="float">
            <text:p>13</text:p>
          </table:table-cell>
          <table:table-cell table:formula="of:=VLOOKUP([.A35];[.$A$2:.$C$15];2;0)" office:value-type="float" office:value="0" calcext:value-type="float">
            <text:p>0</text:p>
          </table:table-cell>
          <table:table-cell table:formula="of:=VLOOKUP([.A35];[.$A$2:.$C$15];3;0)" office:value-type="float" office:value="1440" calcext:value-type="float">
            <text:p>1440</text:p>
          </table:table-cell>
          <table:table-cell office:value-type="float" office:value="121.3318818" calcext:value-type="float">
            <text:p>121,3318818</text:p>
          </table:table-cell>
          <table:table-cell office:value-type="float" office:value="416.30208992" calcext:value-type="float">
            <text:p>416,30208992</text:p>
          </table:table-cell>
          <table:table-cell table:formula="of:=[.E35]&lt;[.C35]" office:value-type="boolean" office:boolean-value="true" calcext:value-type="boolean">
            <text:p>WAHR</text:p>
          </table:table-cell>
          <table:table-cell table:formula="of:=[.E35]&gt;=[.B35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P36]+1" office:value-type="float" office:value="16" calcext:value-type="float">
            <text:p>16</text:p>
          </table:table-cell>
          <table:table-cell table:formula="of:=VLOOKUP([.A36];[.$A$2:.$C$15];2;0)" office:value-type="float" office:value="0" calcext:value-type="float">
            <text:p>0</text:p>
          </table:table-cell>
          <table:table-cell table:formula="of:=VLOOKUP([.A36];[.$A$2:.$C$15];3;0)" office:value-type="float" office:value="1440" calcext:value-type="float">
            <text:p>1440</text:p>
          </table:table-cell>
          <table:table-cell office:value-type="float" office:value="134.16376101" calcext:value-type="float">
            <text:p>134,16376101</text:p>
          </table:table-cell>
          <table:table-cell office:value-type="float" office:value="429.13396912" calcext:value-type="float">
            <text:p>429,13396912</text:p>
          </table:table-cell>
          <table:table-cell table:formula="of:=[.E36]&lt;[.C36]" office:value-type="boolean" office:boolean-value="true" calcext:value-type="boolean">
            <text:p>WAHR</text:p>
          </table:table-cell>
          <table:table-cell table:formula="of:=[.E36]&gt;=[.B36]" office:value-type="boolean" office:boolean-value="true" calcext:value-type="boolean">
            <text:p>WAHR</text:p>
          </table:table-cell>
          <table:table-cell table:number-columns-repeated="8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VLOOKUP([.A37];[.$A$2:.$C$15];2;0)" office:value-type="float" office:value="0" calcext:value-type="float">
            <text:p>0</text:p>
          </table:table-cell>
          <table:table-cell table:formula="of:=VLOOKUP([.A37];[.$A$2:.$C$15];3;0)" office:value-type="float" office:value="480" calcext:value-type="float">
            <text:p>480</text:p>
          </table:table-cell>
          <table:table-cell office:value-type="float" office:value="144.1801357" calcext:value-type="float">
            <text:p>144,1801357</text:p>
          </table:table-cell>
          <table:table-cell office:value-type="float" office:value="439.15034382" calcext:value-type="float">
            <text:p>439,15034382</text:p>
          </table:table-cell>
          <table:table-cell table:formula="of:=[.E37]&lt;[.C37]" office:value-type="boolean" office:boolean-value="true" calcext:value-type="boolean">
            <text:p>WAHR</text:p>
          </table:table-cell>
          <table:table-cell table:formula="of:=[.E37]&gt;=[.B37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>
            <text:p>Vertex</text:p>
          </table:table-cell>
          <table:table-cell table:style-name="ce1" office:value-type="string" calcext:value-type="string">
            <text:p>Lim Inf</text:p>
          </table:table-cell>
          <table:table-cell table:style-name="ce1" office:value-type="string" calcext:value-type="string">
            <text:p>Lim Sup</text:p>
          </table:table-cell>
          <table:table-cell table:style-name="ce1" office:value-type="string" calcext:value-type="string">
            <text:p>Min Pos 1</text:p>
          </table:table-cell>
          <table:table-cell table:style-name="ce1" office:value-type="string" calcext:value-type="string">
            <text:p>Min Pos 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2]&lt;[.C42]" office:value-type="boolean" office:boolean-value="true" calcext:value-type="boolean">
            <text:p>WAHR</text:p>
          </table:table-cell>
          <table:table-cell table:formula="of:=[.E42]&gt;=[.B42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6.61439188" calcext:value-type="float">
            <text:p>6,61439188</text:p>
          </table:table-cell>
          <table:table-cell table:formula="of:=[.E43]&lt;[.C43]" office:value-type="boolean" office:boolean-value="true" calcext:value-type="boolean">
            <text:p>WAHR</text:p>
          </table:table-cell>
          <table:table-cell table:formula="of:=[.E43]&gt;=[.B43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.79327639" calcext:value-type="float">
            <text:p>25,79327639</text:p>
          </table:table-cell>
          <table:table-cell table:formula="of:=[.E44]&lt;[.C44]" office:value-type="boolean" office:boolean-value="true" calcext:value-type="boolean">
            <text:p>WAHR</text:p>
          </table:table-cell>
          <table:table-cell table:formula="of:=[.E44]&gt;=[.B44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0" calcext:value-type="float">
            <text:p>1440</text:p>
          </table:table-cell>
          <table:table-cell table:number-columns-repeated="2" table:style-name="ce1" office:value-type="float" office:value="28.73767854" calcext:value-type="float">
            <text:p>28,73767854</text:p>
          </table:table-cell>
          <table:table-cell table:formula="of:=[.E45]&lt;[.C45]" office:value-type="boolean" office:boolean-value="true" calcext:value-type="boolean">
            <text:p>WAHR</text:p>
          </table:table-cell>
          <table:table-cell table:formula="of:=[.E45]&gt;=[.B45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46.71021662" calcext:value-type="float">
            <text:p>46,71021662</text:p>
          </table:table-cell>
          <table:table-cell table:style-name="ce1" office:value-type="float" office:value="49" calcext:value-type="float">
            <text:p>49</text:p>
          </table:table-cell>
          <table:table-cell table:formula="of:=[.E46]&lt;[.C46]" office:value-type="boolean" office:boolean-value="true" calcext:value-type="boolean">
            <text:p>WAHR</text:p>
          </table:table-cell>
          <table:table-cell table:formula="of:=[.E46]&gt;=[.B46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53.66039108" calcext:value-type="float">
            <text:p>53,66039108</text:p>
          </table:table-cell>
          <table:table-cell office:value-type="float" office:value="55.95017446" calcext:value-type="float">
            <text:p>55,95017446</text:p>
          </table:table-cell>
          <table:table-cell table:formula="of:=[.E47]&lt;[.C47]" office:value-type="boolean" office:boolean-value="true" calcext:value-type="boolean">
            <text:p>WAHR</text:p>
          </table:table-cell>
          <table:table-cell table:formula="of:=[.E47]&gt;=[.B47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71.48319091" calcext:value-type="float">
            <text:p>71,48319091</text:p>
          </table:table-cell>
          <table:table-cell office:value-type="float" office:value="82" calcext:value-type="float">
            <text:p>82</text:p>
          </table:table-cell>
          <table:table-cell table:formula="of:=[.E48]&lt;[.C48]" office:value-type="boolean" office:boolean-value="true" calcext:value-type="boolean">
            <text:p>WAHR</text:p>
          </table:table-cell>
          <table:table-cell table:formula="of:=[.E48]&gt;=[.B48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80.24836159" calcext:value-type="float">
            <text:p>80,24836159</text:p>
          </table:table-cell>
          <table:table-cell office:value-type="float" office:value="115" calcext:value-type="float">
            <text:p>115</text:p>
          </table:table-cell>
          <table:table-cell table:formula="of:=[.E49]&lt;[.C49]" office:value-type="boolean" office:boolean-value="true" calcext:value-type="boolean">
            <text:p>WAHR</text:p>
          </table:table-cell>
          <table:table-cell table:formula="of:=[.E49]&gt;=[.B49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85.27435214" calcext:value-type="float">
            <text:p>85,27435214</text:p>
          </table:table-cell>
          <table:table-cell office:value-type="float" office:value="120.02599055" calcext:value-type="float">
            <text:p>120,02599055</text:p>
          </table:table-cell>
          <table:table-cell table:formula="of:=[.E50]&lt;[.C50]" office:value-type="boolean" office:boolean-value="true" calcext:value-type="boolean">
            <text:p>WAHR</text:p>
          </table:table-cell>
          <table:table-cell table:formula="of:=[.E50]&gt;=[.B50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97.37801844" calcext:value-type="float">
            <text:p>97,37801844</text:p>
          </table:table-cell>
          <table:table-cell office:value-type="float" office:value="160" calcext:value-type="float">
            <text:p>160</text:p>
          </table:table-cell>
          <table:table-cell table:formula="of:=[.E51]&lt;[.C51]" office:value-type="boolean" office:boolean-value="true" calcext:value-type="boolean">
            <text:p>WAHR</text:p>
          </table:table-cell>
          <table:table-cell table:formula="of:=[.E51]&gt;=[.B51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17.47516394" calcext:value-type="float">
            <text:p>117,47516394</text:p>
          </table:table-cell>
          <table:table-cell office:value-type="float" office:value="180.09714549" calcext:value-type="float">
            <text:p>180,09714549</text:p>
          </table:table-cell>
          <table:table-cell table:formula="of:=[.E52]&lt;[.C52]" office:value-type="boolean" office:boolean-value="true" calcext:value-type="boolean">
            <text:p>WAHR</text:p>
          </table:table-cell>
          <table:table-cell table:formula="of:=[.E52]&gt;=[.B52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20.14216319" calcext:value-type="float">
            <text:p>120,14216319</text:p>
          </table:table-cell>
          <table:table-cell office:value-type="float" office:value="182.76414474" calcext:value-type="float">
            <text:p>182,76414474</text:p>
          </table:table-cell>
          <table:table-cell table:formula="of:=[.E53]&lt;[.C53]" office:value-type="boolean" office:boolean-value="true" calcext:value-type="boolean">
            <text:p>WAHR</text:p>
          </table:table-cell>
          <table:table-cell table:formula="of:=[.E53]&gt;=[.B53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34.2292504" calcext:value-type="float">
            <text:p>134,2292504</text:p>
          </table:table-cell>
          <table:table-cell office:value-type="float" office:value="196.85123195" calcext:value-type="float">
            <text:p>196,85123195</text:p>
          </table:table-cell>
          <table:table-cell table:formula="of:=[.E54]&lt;[.C54]" office:value-type="boolean" office:boolean-value="true" calcext:value-type="boolean">
            <text:p>WAHR</text:p>
          </table:table-cell>
          <table:table-cell table:formula="of:=[.E54]&gt;=[.B54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37.8164376" calcext:value-type="float">
            <text:p>137,8164376</text:p>
          </table:table-cell>
          <table:table-cell office:value-type="float" office:value="200.43841915" calcext:value-type="float">
            <text:p>200,43841915</text:p>
          </table:table-cell>
          <table:table-cell table:formula="of:=[.E55]&lt;[.C55]" office:value-type="boolean" office:boolean-value="false" calcext:value-type="boolean">
            <text:p>FALSCH</text:p>
          </table:table-cell>
          <table:table-cell table:formula="of:=[.E55]&gt;=[.B55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1.69320016" calcext:value-type="float">
            <text:p>141,69320016</text:p>
          </table:table-cell>
          <table:table-cell office:value-type="float" office:value="204.31518172" calcext:value-type="float">
            <text:p>204,31518172</text:p>
          </table:table-cell>
          <table:table-cell table:formula="of:=[.E56]&lt;[.C56]" office:value-type="boolean" office:boolean-value="true" calcext:value-type="boolean">
            <text:p>WAHR</text:p>
          </table:table-cell>
          <table:table-cell table:formula="of:=[.E56]&gt;=[.B56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6" calcext:value-type="float">
            <text:p>276</text:p>
          </table:table-cell>
          <table:table-cell office:value-type="float" office:value="291" calcext:value-type="float">
            <text:p>291</text:p>
          </table:table-cell>
          <table:table-cell office:value-type="float" office:value="143.76163919" calcext:value-type="float">
            <text:p>143,76163919</text:p>
          </table:table-cell>
          <table:table-cell office:value-type="float" office:value="276" calcext:value-type="float">
            <text:p>276</text:p>
          </table:table-cell>
          <table:table-cell table:formula="of:=[.E57]&lt;[.C57]" office:value-type="boolean" office:boolean-value="true" calcext:value-type="boolean">
            <text:p>WAHR</text:p>
          </table:table-cell>
          <table:table-cell table:formula="of:=[.E57]&gt;=[.B57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51.66312563" calcext:value-type="float">
            <text:p>151,66312563</text:p>
          </table:table-cell>
          <table:table-cell office:value-type="float" office:value="283.90148644" calcext:value-type="float">
            <text:p>283,90148644</text:p>
          </table:table-cell>
          <table:table-cell table:formula="of:=[.E58]&lt;[.C58]" office:value-type="boolean" office:boolean-value="true" calcext:value-type="boolean">
            <text:p>WAHR</text:p>
          </table:table-cell>
          <table:table-cell table:formula="of:=[.E58]&gt;=[.B58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55.00968819" calcext:value-type="float">
            <text:p>155,00968819</text:p>
          </table:table-cell>
          <table:table-cell office:value-type="float" office:value="287.24804901" calcext:value-type="float">
            <text:p>287,24804901</text:p>
          </table:table-cell>
          <table:table-cell table:formula="of:=[.E59]&lt;[.C59]" office:value-type="boolean" office:boolean-value="true" calcext:value-type="boolean">
            <text:p>WAHR</text:p>
          </table:table-cell>
          <table:table-cell table:formula="of:=[.E59]&gt;=[.B59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office:value-type="float" office:value="313" calcext:value-type="float">
            <text:p>313</text:p>
          </table:table-cell>
          <table:table-cell office:value-type="float" office:value="161.81839806" calcext:value-type="float">
            <text:p>161,81839806</text:p>
          </table:table-cell>
          <table:table-cell office:value-type="float" office:value="298" calcext:value-type="float">
            <text:p>298</text:p>
          </table:table-cell>
          <table:table-cell table:formula="of:=[.E60]&lt;[.C60]" office:value-type="boolean" office:boolean-value="true" calcext:value-type="boolean">
            <text:p>WAHR</text:p>
          </table:table-cell>
          <table:table-cell table:formula="of:=[.E60]&gt;=[.B60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office:value-type="float" office:value="173.83755285" calcext:value-type="float">
            <text:p>173,83755285</text:p>
          </table:table-cell>
          <table:table-cell office:value-type="float" office:value="400" calcext:value-type="float">
            <text:p>400</text:p>
          </table:table-cell>
          <table:table-cell table:formula="of:=[.E61]&lt;[.C61]" office:value-type="boolean" office:boolean-value="true" calcext:value-type="boolean">
            <text:p>WAHR</text:p>
          </table:table-cell>
          <table:table-cell table:formula="of:=[.E61]&gt;=[.B61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75.77443824" calcext:value-type="float">
            <text:p>175,77443824</text:p>
          </table:table-cell>
          <table:table-cell office:value-type="float" office:value="401.93688539" calcext:value-type="float">
            <text:p>401,93688539</text:p>
          </table:table-cell>
          <table:table-cell table:formula="of:=[.E62]&lt;[.C62]" office:value-type="boolean" office:boolean-value="true" calcext:value-type="boolean">
            <text:p>WAHR</text:p>
          </table:table-cell>
          <table:table-cell table:formula="of:=[.E62]&gt;=[.B62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185.95686251" calcext:value-type="float">
            <text:p>185,95686251</text:p>
          </table:table-cell>
          <table:table-cell office:value-type="float" office:value="412.11930966" calcext:value-type="float">
            <text:p>412,11930966</text:p>
          </table:table-cell>
          <table:table-cell table:formula="of:=[.E63]&lt;[.C63]" office:value-type="boolean" office:boolean-value="true" calcext:value-type="boolean">
            <text:p>WAHR</text:p>
          </table:table-cell>
          <table:table-cell table:formula="of:=[.E63]&gt;=[.B63]" office:value-type="boolean" office:boolean-value="true" calcext:value-type="boolean">
            <text:p>WAHR</text:p>
          </table:table-cell>
          <table:table-cell table:number-columns-repeated="9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[.A69]=[.A43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[.A70]=[.A44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[.A71]=[.A45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72]=[.A46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[.A73]=[.A47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74]=[.A48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[.A75]=[.A49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[.A76]=[.A50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[.A77]=[.A51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A78]=[.A52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[.A79]=[.A53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A80]=[.A54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[.A81]=[.A55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A82]=[.A56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[.A83]=[.A57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A84]=[.A58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[.A85]=[.A59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86]=[.A60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87]=[.A61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[.A88]=[.A62]" office:value-type="boolean" office:boolean-value="true" calcext:value-type="boolean">
            <text:p>WAHR</text:p>
          </table:table-cell>
          <table:table-cell table:number-columns-repeated="3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12T18:52:13.366371650</meta:creation-date>
    <dc:date>2016-01-13T21:05:48.451455890</dc:date>
    <dc:creator>Fernando Bombardelli</dc:creator>
    <meta:editing-duration>P1DT1H43M11S</meta:editing-duration>
    <meta:editing-cycles>4</meta:editing-cycles>
    <meta:generator>LibreOffice/4.2.8.2$Linux_X86_64 LibreOffice_project/420$Build-2</meta:generator>
    <meta:document-statistic meta:table-count="2" meta:cell-count="93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Sheet1.A1:Sheet1.E17" chart:data-source-has-labels="both" svg:x="0.32cm" svg:y="0.18cm" svg:width="12.455cm" svg:height="8.64cm">
          <chartooo:coordinate-region svg:x="1.312cm" svg:y="0.38cm" svg:width="11.369cm" svg:height="7.793cm"/>
          <chart:axis chart:dimension="x" chart:name="primary-x" chart:style-name="ch4" chartooo:axis-type="auto">
            <chartooo:date-scale/>
            <chart:categories table:cell-range-address="Sheet1.A2:Sheet1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7" chart:label-cell-address="Sheet1.B1:Sheet1.B1" chart:class="chart:line">
            <chart:data-point chart:repeated="16"/>
          </chart:series>
          <chart:series chart:style-name="ch7" chart:values-cell-range-address="Sheet1.C2:Sheet1.C17" chart:label-cell-address="Sheet1.C1:Sheet1.C1" chart:class="chart:line">
            <chart:data-point chart:repeated="16"/>
          </chart:series>
          <chart:series chart:style-name="ch8" chart:values-cell-range-address="Sheet1.D2:Sheet1.D17" chart:label-cell-address="Sheet1.D1:Sheet1.D1" chart:class="chart:line">
            <chart:data-point chart:repeated="16"/>
          </chart:series>
          <chart:series chart:style-name="ch9" chart:values-cell-range-address="Sheet1.E2:Sheet1.E17" chart:label-cell-address="Sheet1.E1:Sheet1.E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1.B1:Sheet1.B1</svg:desc>
                </draw:g>
              </table:table-cell>
              <table:table-cell office:value-type="string">
                <text:p>Lim Sup</text:p>
                <draw:g>
                  <svg:desc>Sheet1.C1:Sheet1.C1</svg:desc>
                </draw:g>
              </table:table-cell>
              <table:table-cell office:value-type="string">
                <text:p>Min Pos 1</text:p>
                <draw:g>
                  <svg:desc>Sheet1.D1:Sheet1.D1</svg:desc>
                </draw:g>
              </table:table-cell>
              <table:table-cell office:value-type="string">
                <text:p>Min Pos 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7</svg:desc>
                </draw:g>
              </table:table-cell>
              <table:table-cell office:value-type="float" office:value="0">
                <text:p>0</text:p>
                <draw:g>
                  <svg:desc>Sheet1.B2:Sheet1.B17</svg:desc>
                </draw:g>
              </table:table-cell>
              <table:table-cell office:value-type="float" office:value="480">
                <text:p>480</text:p>
                <draw:g>
                  <svg:desc>Sheet1.C2:Sheet1.C17</svg:desc>
                </draw:g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  <table:table-cell office:value-type="float" office:value="0">
                <text:p>0</text:p>
                <draw:g>
                  <svg:desc>Sheet1.E2:Sheet1.E1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6.95648834">
                <text:p>6.95648834</text:p>
              </table:table-cell>
              <table:table-cell office:value-type="float" office:value="6.95648834">
                <text:p>6.956488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20.68548442">
                <text:p>20.6854844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6.51290471">
                <text:p>36.51290471</text:p>
              </table:table-cell>
              <table:table-cell office:value-type="float" office:value="415.82742029">
                <text:p>415.827420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48.52115096">
                <text:p>48.52115096</text:p>
              </table:table-cell>
              <table:table-cell office:value-type="float" office:value="427.83566654">
                <text:p>427.835666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50.72093504">
                <text:p>50.72093504</text:p>
              </table:table-cell>
              <table:table-cell office:value-type="float" office:value="430.03545062">
                <text:p>430.035450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65.94359933">
                <text:p>65.94359933</text:p>
              </table:table-cell>
              <table:table-cell office:value-type="float" office:value="445.25811491">
                <text:p>445.2581149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78.65471297">
                <text:p>78.65471297</text:p>
              </table:table-cell>
              <table:table-cell office:value-type="float" office:value="457.96922855">
                <text:p>457.9692285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91.38275339">
                <text:p>91.38275339</text:p>
              </table:table-cell>
              <table:table-cell office:value-type="float" office:value="470.69726897">
                <text:p>470.6972689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05.7778279">
                <text:p>105.7778279</text:p>
              </table:table-cell>
              <table:table-cell office:value-type="float" office:value="485.09234348">
                <text:p>485.092343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115.30818456">
                <text:p>115.30818456</text:p>
              </table:table-cell>
              <table:table-cell office:value-type="float" office:value="494.62270013">
                <text:p>494.6227001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24.15780432">
                <text:p>124.15780432</text:p>
              </table:table-cell>
              <table:table-cell office:value-type="float" office:value="503.4723199">
                <text:p>503.47231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144.07766559">
                <text:p>144.07766559</text:p>
              </table:table-cell>
              <table:table-cell office:value-type="float" office:value="523.39218117">
                <text:p>523.392181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51.97915203">
                <text:p>151.97915203</text:p>
              </table:table-cell>
              <table:table-cell office:value-type="float" office:value="531.29366761">
                <text:p>531.2936676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61.01992556">
                <text:p>161.01992556</text:p>
              </table:table-cell>
              <table:table-cell office:value-type="float" office:value="540.33444114">
                <text:p>540.3344411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167.33886677">
                <text:p>167.33886677</text:p>
              </table:table-cell>
              <table:table-cell office:value-type="float" office:value="546.65338235">
                <text:p>546.65338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Sheet1.T1:Sheet1.X17" chart:data-source-has-labels="both" svg:x="0.32cm" svg:y="0.18cm" svg:width="12.455cm" svg:height="8.64cm">
          <chartooo:coordinate-region svg:x="1.312cm" svg:y="0.38cm" svg:width="11.369cm" svg:height="7.793cm"/>
          <chart:axis chart:dimension="x" chart:name="primary-x" chart:style-name="ch4" chartooo:axis-type="auto">
            <chartooo:date-scale/>
            <chart:categories table:cell-range-address="Sheet1.T2:Sheet1.T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2:Sheet1.U17" chart:label-cell-address="Sheet1.U1:Sheet1.U1" chart:class="chart:line">
            <chart:data-point chart:repeated="16"/>
          </chart:series>
          <chart:series chart:style-name="ch7" chart:values-cell-range-address="Sheet1.V2:Sheet1.V17" chart:label-cell-address="Sheet1.V1:Sheet1.V1" chart:class="chart:line">
            <chart:data-point chart:repeated="16"/>
          </chart:series>
          <chart:series chart:style-name="ch8" chart:values-cell-range-address="Sheet1.W2:Sheet1.W17" chart:label-cell-address="Sheet1.W1:Sheet1.W1" chart:class="chart:line">
            <chart:data-point chart:repeated="16"/>
          </chart:series>
          <chart:series chart:style-name="ch9" chart:values-cell-range-address="Sheet1.X2:Sheet1.X17" chart:label-cell-address="Sheet1.X1:Sheet1.X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1.U1:Sheet1.U1</svg:desc>
                </draw:g>
              </table:table-cell>
              <table:table-cell office:value-type="string">
                <text:p>Lim Sup</text:p>
                <draw:g>
                  <svg:desc>Sheet1.V1:Sheet1.V1</svg:desc>
                </draw:g>
              </table:table-cell>
              <table:table-cell office:value-type="string">
                <text:p>Min Pos 1</text:p>
                <draw:g>
                  <svg:desc>Sheet1.W1:Sheet1.W1</svg:desc>
                </draw:g>
              </table:table-cell>
              <table:table-cell office:value-type="string">
                <text:p>Min Pos 2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T2:Sheet1.T17</svg:desc>
                </draw:g>
              </table:table-cell>
              <table:table-cell office:value-type="float" office:value="0">
                <text:p>0</text:p>
                <draw:g>
                  <svg:desc>Sheet1.U2:Sheet1.U17</svg:desc>
                </draw:g>
              </table:table-cell>
              <table:table-cell office:value-type="float" office:value="480">
                <text:p>480</text:p>
                <draw:g>
                  <svg:desc>Sheet1.V2:Sheet1.V17</svg:desc>
                </draw:g>
              </table:table-cell>
              <table:table-cell office:value-type="float" office:value="NaN">
                <text:p>NaN</text:p>
                <draw:g>
                  <svg:desc>Sheet1.W2:Sheet1.W17</svg:desc>
                </draw:g>
              </table:table-cell>
              <table:table-cell office:value-type="float" office:value="NaN">
                <text:p>NaN</text:p>
                <draw:g>
                  <svg:desc>Sheet1.X2:Sheet1.X17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Sheet1.B22:Sheet1.F40" chart:data-source-has-labels="both" svg:x="0.32cm" svg:y="0.18cm" svg:width="12.455cm" svg:height="8.64cm">
          <chartooo:coordinate-region svg:x="1.312cm" svg:y="0.38cm" svg:width="11.369cm" svg:height="7.793cm"/>
          <chart:axis chart:dimension="x" chart:name="primary-x" chart:style-name="ch4" chartooo:axis-type="auto">
            <chartooo:date-scale/>
            <chart:categories table:cell-range-address="Sheet1.B23:Sheet1.B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3:Sheet1.C40" chart:label-cell-address="Sheet1.C22:Sheet1.C22" chart:class="chart:line">
            <chart:data-point chart:repeated="18"/>
          </chart:series>
          <chart:series chart:style-name="ch7" chart:values-cell-range-address="Sheet1.D23:Sheet1.D40" chart:label-cell-address="Sheet1.D22:Sheet1.D22" chart:class="chart:line">
            <chart:data-point chart:repeated="18"/>
          </chart:series>
          <chart:series chart:style-name="ch8" chart:values-cell-range-address="Sheet1.E23:Sheet1.E40" chart:label-cell-address="Sheet1.E22:Sheet1.E22" chart:class="chart:line">
            <chart:data-point chart:repeated="18"/>
          </chart:series>
          <chart:series chart:style-name="ch9" chart:values-cell-range-address="Sheet1.F23:Sheet1.F40" chart:label-cell-address="Sheet1.F22:Sheet1.F22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1.C22:Sheet1.C22</svg:desc>
                </draw:g>
              </table:table-cell>
              <table:table-cell office:value-type="string">
                <text:p>Lim Sup</text:p>
                <draw:g>
                  <svg:desc>Sheet1.D22:Sheet1.D22</svg:desc>
                </draw:g>
              </table:table-cell>
              <table:table-cell office:value-type="string">
                <text:p>Min Pos 1</text:p>
                <draw:g>
                  <svg:desc>Sheet1.E22:Sheet1.E22</svg:desc>
                </draw:g>
              </table:table-cell>
              <table:table-cell office:value-type="string">
                <text:p>Min Pos 2</text:p>
                <draw:g>
                  <svg:desc>Sheet1.F22:Sheet1.F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3:Sheet1.B40</svg:desc>
                </draw:g>
              </table:table-cell>
              <table:table-cell office:value-type="float" office:value="0">
                <text:p>0</text:p>
                <draw:g>
                  <svg:desc>Sheet1.C23:Sheet1.C40</svg:desc>
                </draw:g>
              </table:table-cell>
              <table:table-cell office:value-type="float" office:value="480">
                <text:p>480</text:p>
                <draw:g>
                  <svg:desc>Sheet1.D23:Sheet1.D40</svg:desc>
                </draw:g>
              </table:table-cell>
              <table:table-cell office:value-type="float" office:value="0">
                <text:p>0</text:p>
                <draw:g>
                  <svg:desc>Sheet1.E23:Sheet1.E40</svg:desc>
                </draw:g>
              </table:table-cell>
              <table:table-cell office:value-type="float" office:value="0">
                <text:p>0</text:p>
                <draw:g>
                  <svg:desc>Sheet1.F23:Sheet1.F40</svg:desc>
                </draw:g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8.43453217">
                <text:p>8.434532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6.46052272">
                <text:p>16.46052272</text:p>
              </table:table-cell>
              <table:table-cell office:value-type="float" office:value="123.02599055">
                <text:p>123.025990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3.90466485">
                <text:p>23.90466485</text:p>
              </table:table-cell>
              <table:table-cell office:value-type="float" office:value="130.47013268">
                <text:p>130.470132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40.08354936">
                <text:p>40.08354936</text:p>
              </table:table-cell>
              <table:table-cell office:value-type="float" office:value="146.64901719">
                <text:p>146.649017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49.38168358">
                <text:p>49.38168358</text:p>
              </table:table-cell>
              <table:table-cell office:value-type="float" office:value="155.94715141">
                <text:p>155.947151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58.25785979">
                <text:p>58.2578597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78.17772106">
                <text:p>78.17772106</text:p>
              </table:table-cell>
              <table:table-cell office:value-type="float" office:value="295.91986127">
                <text:p>295.919861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90.196117">
                <text:p>90.196117</text:p>
              </table:table-cell>
              <table:table-cell office:value-type="float" office:value="307.93825721">
                <text:p>307.9382572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01.35786023">
                <text:p>101.35786023</text:p>
              </table:table-cell>
              <table:table-cell office:value-type="float" office:value="319.10000044">
                <text:p>319.1000004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06.2879008">
                <text:p>106.2879008</text:p>
              </table:table-cell>
              <table:table-cell office:value-type="float" office:value="324.03004101">
                <text:p>324.0300410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417">
                <text:p>417</text:p>
              </table:table-cell>
              <table:table-cell office:value-type="float" office:value="120.55899921">
                <text:p>120.5589992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21.73699964">
                <text:p>121.73699964</text:p>
              </table:table-cell>
              <table:table-cell office:value-type="float" office:value="403.17800042">
                <text:p>403.178000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2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139.81373056">
                <text:p>139.81373056</text:p>
              </table:table-cell>
              <table:table-cell office:value-type="float" office:value="421.25473135">
                <text:p>421.2547313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58.71255174">
                <text:p>158.71255174</text:p>
              </table:table-cell>
              <table:table-cell office:value-type="float" office:value="440.15355253">
                <text:p>440.153552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176.53535158">
                <text:p>176.53535158</text:p>
              </table:table-cell>
              <table:table-cell office:value-type="float" office:value="457.97635237">
                <text:p>457.9763523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82.53406428">
                <text:p>182.53406428</text:p>
              </table:table-cell>
              <table:table-cell office:value-type="float" office:value="463.97506506">
                <text:p>463.9750650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190.71932725">
                <text:p>190.71932725</text:p>
              </table:table-cell>
              <table:table-cell office:value-type="float" office:value="472.16032804">
                <text:p>472.16032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Sheet1.B43:Sheet1.D61" chart:data-source-has-labels="both" svg:x="0.32cm" svg:y="0.18cm" svg:width="12.746cm" svg:height="8.64cm">
          <chartooo:coordinate-region svg:x="1.312cm" svg:y="0.38cm" svg:width="11.66cm" svg:height="7.793cm"/>
          <chart:axis chart:dimension="x" chart:name="primary-x" chart:style-name="ch4" chartooo:axis-type="auto">
            <chartooo:date-scale/>
            <chart:categories table:cell-range-address="Sheet1.B44:Sheet1.B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4:Sheet1.C61" chart:label-cell-address="Sheet1.C43:Sheet1.C43" chart:class="chart:line">
            <chart:data-point chart:repeated="18"/>
          </chart:series>
          <chart:series chart:style-name="ch7" chart:values-cell-range-address="Sheet1.D44:Sheet1.D61" chart:label-cell-address="Sheet1.D43:Sheet1.D43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1.C43:Sheet1.C43</svg:desc>
                </draw:g>
              </table:table-cell>
              <table:table-cell office:value-type="string">
                <text:p>Lim Sup</text:p>
                <draw:g>
                  <svg:desc>Sheet1.D43:Sheet1.D4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44:Sheet1.B61</svg:desc>
                </draw:g>
              </table:table-cell>
              <table:table-cell office:value-type="float" office:value="0">
                <text:p>0</text:p>
                <draw:g>
                  <svg:desc>Sheet1.C44:Sheet1.C61</svg:desc>
                </draw:g>
              </table:table-cell>
              <table:table-cell office:value-type="float" office:value="480">
                <text:p>480</text:p>
                <draw:g>
                  <svg:desc>Sheet1.D44:Sheet1.D61</svg:desc>
                </draw:g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2">
                <text:p>32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Sheet2.A1:Sheet2.E19" chart:data-source-has-labels="both" svg:x="0.32cm" svg:y="0.18cm" svg:width="12.455cm" svg:height="8.64cm">
          <chartooo:coordinate-region svg:x="1.312cm" svg:y="0.38cm" svg:width="11.463cm" svg:height="7.793cm"/>
          <chart:axis chart:dimension="x" chart:name="primary-x" chart:style-name="ch4" chartooo:axis-type="auto">
            <chartooo:date-scale/>
            <chart:categories table:cell-range-address="Sheet2.A2:Sheet2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9" chart:label-cell-address="Sheet2.B1:Sheet2.B1" chart:class="chart:line">
            <chart:data-point chart:repeated="18"/>
          </chart:series>
          <chart:series chart:style-name="ch7" chart:values-cell-range-address="Sheet2.C2:Sheet2.C19" chart:label-cell-address="Sheet2.C1:Sheet2.C1" chart:class="chart:line">
            <chart:data-point chart:repeated="18"/>
          </chart:series>
          <chart:series chart:style-name="ch8" chart:values-cell-range-address="Sheet2.D2:Sheet2.D19" chart:label-cell-address="Sheet2.D1:Sheet2.D1" chart:class="chart:line">
            <chart:data-point chart:repeated="18"/>
          </chart:series>
          <chart:series chart:style-name="ch9" chart:values-cell-range-address="Sheet2.E2:Sheet2.E19" chart:label-cell-address="Sheet2.E1:Sheet2.E1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2.B1:Sheet2.B1</svg:desc>
                </draw:g>
              </table:table-cell>
              <table:table-cell office:value-type="string">
                <text:p>Lim Sup</text:p>
                <draw:g>
                  <svg:desc>Sheet2.C1:Sheet2.C1</svg:desc>
                </draw:g>
              </table:table-cell>
              <table:table-cell office:value-type="string">
                <text:p>Min Pos 1</text:p>
                <draw:g>
                  <svg:desc>Sheet2.D1:Sheet2.D1</svg:desc>
                </draw:g>
              </table:table-cell>
              <table:table-cell office:value-type="string">
                <text:p>Min Pos 2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:Sheet2.A19</svg:desc>
                </draw:g>
              </table:table-cell>
              <table:table-cell office:value-type="float" office:value="0">
                <text:p>0</text:p>
                <draw:g>
                  <svg:desc>Sheet2.B2:Sheet2.B19</svg:desc>
                </draw:g>
              </table:table-cell>
              <table:table-cell office:value-type="float" office:value="480">
                <text:p>480</text:p>
                <draw:g>
                  <svg:desc>Sheet2.C2:Sheet2.C19</svg:desc>
                </draw:g>
              </table:table-cell>
              <table:table-cell office:value-type="float" office:value="0">
                <text:p>0</text:p>
                <draw:g>
                  <svg:desc>Sheet2.D2:Sheet2.D19</svg:desc>
                </draw:g>
              </table:table-cell>
              <table:table-cell office:value-type="float" office:value="0">
                <text:p>0</text:p>
                <draw:g>
                  <svg:desc>Sheet2.E2:Sheet2.E19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5.30114139">
                <text:p>5.30114139</text:p>
              </table:table-cell>
              <table:table-cell office:value-type="float" office:value="5.30114139">
                <text:p>5.301141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5.69047322">
                <text:p>15.69047322</text:p>
              </table:table-cell>
              <table:table-cell office:value-type="float" office:value="15.69047322">
                <text:p>15.6904732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0.59037241">
                <text:p>20.59037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417">
                <text:p>417</text:p>
              </table:table-cell>
              <table:table-cell office:value-type="float" office:value="32.0453745">
                <text:p>32.045374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51.23943113">
                <text:p>51.23943113</text:p>
              </table:table-cell>
              <table:table-cell office:value-type="float" office:value="421.19405663">
                <text:p>421.194056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59.3820446">
                <text:p>59.3820446</text:p>
              </table:table-cell>
              <table:table-cell office:value-type="float" office:value="429.33667009">
                <text:p>429.336670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68.10977059">
                <text:p>68.10977059</text:p>
              </table:table-cell>
              <table:table-cell office:value-type="float" office:value="438.06439609">
                <text:p>438.064396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6">
                <text:p>366</text:p>
              </table:table-cell>
              <table:table-cell office:value-type="float" office:value="381">
                <text:p>381</text:p>
              </table:table-cell>
              <table:table-cell office:value-type="float" office:value="76.66357454">
                <text:p>76.66357454</text:p>
              </table:table-cell>
              <table:table-cell office:value-type="float" office:value="446.61820004">
                <text:p>446.6182000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78.85057477">
                <text:p>78.85057477</text:p>
              </table:table-cell>
              <table:table-cell office:value-type="float" office:value="448.80520026">
                <text:p>448.805200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97.50159171">
                <text:p>97.50159171</text:p>
              </table:table-cell>
              <table:table-cell office:value-type="float" office:value="467.45621721">
                <text:p>467.456217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2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105.4901867">
                <text:p>105.4901867</text:p>
              </table:table-cell>
              <table:table-cell office:value-type="float" office:value="475.4448122">
                <text:p>475.44481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21.24586105">
                <text:p>121.24586105</text:p>
              </table:table-cell>
              <table:table-cell office:value-type="float" office:value="491.20048655">
                <text:p>491.200486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127.56480226">
                <text:p>127.56480226</text:p>
              </table:table-cell>
              <table:table-cell office:value-type="float" office:value="497.51942775">
                <text:p>497.51942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3.454cm" style:legend-expansion="high" chart:style-name="ch2"/>
        <chart:plot-area chart:style-name="ch3" table:cell-range-address="Sheet1.B64:Sheet1.F82" chart:data-source-has-labels="both" svg:x="0.32cm" svg:y="0.18cm" svg:width="12.455cm" svg:height="8.64cm">
          <chartooo:coordinate-region svg:x="1.312cm" svg:y="0.38cm" svg:width="11.369cm" svg:height="7.793cm"/>
          <chart:axis chart:dimension="x" chart:name="primary-x" chart:style-name="ch4" chartooo:axis-type="auto">
            <chartooo:date-scale/>
            <chart:categories table:cell-range-address="Sheet1.B65:Sheet1.B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65:Sheet1.C82" chart:label-cell-address="Sheet1.C64:Sheet1.C64" chart:class="chart:line">
            <chart:data-point chart:repeated="18"/>
          </chart:series>
          <chart:series chart:style-name="ch7" chart:values-cell-range-address="Sheet1.D65:Sheet1.D82" chart:label-cell-address="Sheet1.D64:Sheet1.D64" chart:class="chart:line">
            <chart:data-point chart:repeated="18"/>
          </chart:series>
          <chart:series chart:style-name="ch8" chart:values-cell-range-address="Sheet1.E65:Sheet1.E82" chart:label-cell-address="Sheet1.E64:Sheet1.E64" chart:class="chart:line">
            <chart:data-point chart:repeated="18"/>
          </chart:series>
          <chart:series chart:style-name="ch9" chart:values-cell-range-address="Sheet1.F65:Sheet1.F82" chart:label-cell-address="Sheet1.F64:Sheet1.F64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1.C64:Sheet1.C64</svg:desc>
                </draw:g>
              </table:table-cell>
              <table:table-cell office:value-type="string">
                <text:p>Lim Sup</text:p>
                <draw:g>
                  <svg:desc>Sheet1.D64:Sheet1.D64</svg:desc>
                </draw:g>
              </table:table-cell>
              <table:table-cell office:value-type="string">
                <text:p>Min Pos 1</text:p>
                <draw:g>
                  <svg:desc>Sheet1.E64:Sheet1.E64</svg:desc>
                </draw:g>
              </table:table-cell>
              <table:table-cell office:value-type="string">
                <text:p>Min Pos 2</text:p>
                <draw:g>
                  <svg:desc>Sheet1.F64:Sheet1.F6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65:Sheet1.B82</svg:desc>
                </draw:g>
              </table:table-cell>
              <table:table-cell office:value-type="float" office:value="0">
                <text:p>0</text:p>
                <draw:g>
                  <svg:desc>Sheet1.C65:Sheet1.C82</svg:desc>
                </draw:g>
              </table:table-cell>
              <table:table-cell office:value-type="float" office:value="480">
                <text:p>480</text:p>
                <draw:g>
                  <svg:desc>Sheet1.D65:Sheet1.D82</svg:desc>
                </draw:g>
              </table:table-cell>
              <table:table-cell office:value-type="float" office:value="0">
                <text:p>0</text:p>
                <draw:g>
                  <svg:desc>Sheet1.E65:Sheet1.E82</svg:desc>
                </draw:g>
              </table:table-cell>
              <table:table-cell office:value-type="float" office:value="0">
                <text:p>0</text:p>
                <draw:g>
                  <svg:desc>Sheet1.F65:Sheet1.F82</svg:desc>
                </draw:g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9.95702707">
                <text:p>9.957027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35.14617761">
                <text:p>35.14617761</text:p>
              </table:table-cell>
              <table:table-cell office:value-type="float" office:value="39.18915055">
                <text:p>39.1891505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52.96897745">
                <text:p>52.968977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61.73414813">
                <text:p>61.734148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66.76013868">
                <text:p>66.76013868</text:p>
              </table:table-cell>
              <table:table-cell office:value-type="float" office:value="120.02599055">
                <text:p>120.0259905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80.67771792">
                <text:p>80.67771792</text:p>
              </table:table-cell>
              <table:table-cell office:value-type="float" office:value="133.94356979">
                <text:p>133.9435697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89.97585214">
                <text:p>89.97585214</text:p>
              </table:table-cell>
              <table:table-cell office:value-type="float" office:value="143.24170401">
                <text:p>143.241704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05.83010044">
                <text:p>105.830100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123.94720354">
                <text:p>123.9472035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136.09558286">
                <text:p>136.0955828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43.9970693">
                <text:p>143.9970693</text:p>
              </table:table-cell>
              <table:table-cell office:value-type="float" office:value="283.90148644">
                <text:p>283.901486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53.13812597">
                <text:p>153.13812597</text:p>
              </table:table-cell>
              <table:table-cell office:value-type="float" office:value="293.04254311">
                <text:p>293.0425431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2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171.2148569">
                <text:p>171.21485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77.47820313">
                <text:p>177.47820313</text:p>
              </table:table-cell>
              <table:table-cell office:value-type="float" office:value="328.26334623">
                <text:p>328.2633462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82.86731678">
                <text:p>182.86731678</text:p>
              </table:table-cell>
              <table:table-cell office:value-type="float" office:value="333.65245989">
                <text:p>333.6524598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417">
                <text:p>417</text:p>
              </table:table-cell>
              <table:table-cell office:value-type="float" office:value="197.1384152">
                <text:p>197.1384152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206.626425">
                <text:p>206.626425</text:p>
              </table:table-cell>
              <table:table-cell office:value-type="float" office:value="411.4880098">
                <text:p>411.48800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095cm" svg:y="3.457cm" style:legend-expansion="high" chart:style-name="ch2"/>
        <chart:plot-area chart:style-name="ch3" table:cell-range-address="Sheet2.A23:Sheet2.E43" chart:data-source-has-labels="both" svg:x="0.32cm" svg:y="0.18cm" svg:width="12.455cm" svg:height="8.646cm">
          <chartooo:coordinate-region svg:x="1.312cm" svg:y="0.379cm" svg:width="11.277cm" svg:height="7.8cm"/>
          <chart:axis chart:dimension="x" chart:name="primary-x" chart:style-name="ch4" chartooo:axis-type="auto">
            <chartooo:date-scale/>
            <chart:categories table:cell-range-address="Sheet2.A24:Sheet2.A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4:Sheet2.B43" chart:label-cell-address="Sheet2.B23:Sheet2.B23" chart:class="chart:line">
            <chart:data-point chart:repeated="20"/>
          </chart:series>
          <chart:series chart:style-name="ch7" chart:values-cell-range-address="Sheet2.C24:Sheet2.C43" chart:label-cell-address="Sheet2.C23:Sheet2.C23" chart:class="chart:line">
            <chart:data-point chart:repeated="20"/>
          </chart:series>
          <chart:series chart:style-name="ch8" chart:values-cell-range-address="Sheet2.D24:Sheet2.D43" chart:label-cell-address="Sheet2.D23:Sheet2.D23" chart:class="chart:line">
            <chart:data-point chart:repeated="20"/>
          </chart:series>
          <chart:series chart:style-name="ch9" chart:values-cell-range-address="Sheet2.E24:Sheet2.E43" chart:label-cell-address="Sheet2.E23:Sheet2.E23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2.B23:Sheet2.B23</svg:desc>
                </draw:g>
              </table:table-cell>
              <table:table-cell office:value-type="string">
                <text:p>Lim Sup</text:p>
                <draw:g>
                  <svg:desc>Sheet2.C23:Sheet2.C23</svg:desc>
                </draw:g>
              </table:table-cell>
              <table:table-cell office:value-type="string">
                <text:p>Min Pos 1</text:p>
                <draw:g>
                  <svg:desc>Sheet2.D23:Sheet2.D23</svg:desc>
                </draw:g>
              </table:table-cell>
              <table:table-cell office:value-type="string">
                <text:p>Min Pos 2</text:p>
                <draw:g>
                  <svg:desc>Sheet2.E23:Sheet2.E2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4:Sheet2.A43</svg:desc>
                </draw:g>
              </table:table-cell>
              <table:table-cell office:value-type="float" office:value="0">
                <text:p>0</text:p>
                <draw:g>
                  <svg:desc>Sheet2.B24:Sheet2.B43</svg:desc>
                </draw:g>
              </table:table-cell>
              <table:table-cell office:value-type="float" office:value="480">
                <text:p>480</text:p>
                <draw:g>
                  <svg:desc>Sheet2.C24:Sheet2.C43</svg:desc>
                </draw:g>
              </table:table-cell>
              <table:table-cell office:value-type="float" office:value="0">
                <text:p>0</text:p>
                <draw:g>
                  <svg:desc>Sheet2.D24:Sheet2.D43</svg:desc>
                </draw:g>
              </table:table-cell>
              <table:table-cell office:value-type="float" office:value="0">
                <text:p>0</text:p>
                <draw:g>
                  <svg:desc>Sheet2.E24:Sheet2.E43</svg:desc>
                </draw:g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5.30114139">
                <text:p>5.30114139</text:p>
              </table:table-cell>
              <table:table-cell office:value-type="float" office:value="5.30114139">
                <text:p>5.301141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5.69047322">
                <text:p>15.69047322</text:p>
              </table:table-cell>
              <table:table-cell office:value-type="float" office:value="15.69047322">
                <text:p>15.6904732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0.59037241">
                <text:p>20.59037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30.12072906">
                <text:p>30.120729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45.01279101">
                <text:p>45.012791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61.13692404">
                <text:p>61.13692404</text:p>
              </table:table-cell>
              <table:table-cell office:value-type="float" office:value="214.12413303">
                <text:p>214.124133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66.10688993">
                <text:p>66.10688993</text:p>
              </table:table-cell>
              <table:table-cell office:value-type="float" office:value="219.09409893">
                <text:p>219.094098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2">
                <text:p>322</text:p>
              </table:table-cell>
              <table:table-cell office:value-type="float" office:value="337">
                <text:p>337</text:p>
              </table:table-cell>
              <table:table-cell office:value-type="float" office:value="84.18362086">
                <text:p>84.183620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66">
                <text:p>366</text:p>
              </table:table-cell>
              <table:table-cell office:value-type="float" office:value="381">
                <text:p>381</text:p>
              </table:table-cell>
              <table:table-cell office:value-type="float" office:value="104.09257807">
                <text:p>104.0925780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417">
                <text:p>417</text:p>
              </table:table-cell>
              <table:table-cell office:value-type="float" office:value="107.02979188">
                <text:p>107.0297918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21.3318818">
                <text:p>121.3318818</text:p>
              </table:table-cell>
              <table:table-cell office:value-type="float" office:value="416.30208992">
                <text:p>416.3020899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34.16376101">
                <text:p>134.16376101</text:p>
              </table:table-cell>
              <table:table-cell office:value-type="float" office:value="429.13396912">
                <text:p>429.1339691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144.1801357">
                <text:p>144.1801357</text:p>
              </table:table-cell>
              <table:table-cell office:value-type="float" office:value="439.15034382">
                <text:p>439.15034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te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6.61439188">
                <text:p>6.61439188</text:p>
              </table:table-cell>
              <table:table-cell office:value-type="float" office:value="6.61439188">
                <text:p>6.614391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3.096cm" svg:y="3.456cm" style:legend-expansion="high" chart:style-name="ch2"/>
        <chart:plot-area chart:style-name="ch3" table:cell-range-address="Sheet2.A41:Sheet2.E63" chart:data-source-has-labels="both" svg:x="0.32cm" svg:y="0.18cm" svg:width="12.456cm" svg:height="8.645cm">
          <chartooo:coordinate-region svg:x="1.312cm" svg:y="0.379cm" svg:width="11.37cm" svg:height="7.799cm"/>
          <chart:axis chart:dimension="x" chart:name="primary-x" chart:style-name="ch4" chartooo:axis-type="auto">
            <chartooo:date-scale/>
            <chart:categories table:cell-range-address="Sheet2.A42:Sheet2.A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42:Sheet2.B63" chart:label-cell-address="Sheet2.B41:Sheet2.B41" chart:class="chart:line">
            <chart:data-point chart:repeated="22"/>
          </chart:series>
          <chart:series chart:style-name="ch7" chart:values-cell-range-address="Sheet2.C42:Sheet2.C63" chart:label-cell-address="Sheet2.C41:Sheet2.C41" chart:class="chart:line">
            <chart:data-point chart:repeated="22"/>
          </chart:series>
          <chart:series chart:style-name="ch8" chart:values-cell-range-address="Sheet2.D42:Sheet2.D63" chart:label-cell-address="Sheet2.D41:Sheet2.D41" chart:class="chart:line">
            <chart:data-point chart:repeated="22"/>
          </chart:series>
          <chart:series chart:style-name="ch9" chart:values-cell-range-address="Sheet2.E42:Sheet2.E63" chart:label-cell-address="Sheet2.E41:Sheet2.E41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m Inf</text:p>
                <draw:g>
                  <svg:desc>Sheet2.B41:Sheet2.B41</svg:desc>
                </draw:g>
              </table:table-cell>
              <table:table-cell office:value-type="string">
                <text:p>Lim Sup</text:p>
                <draw:g>
                  <svg:desc>Sheet2.C41:Sheet2.C41</svg:desc>
                </draw:g>
              </table:table-cell>
              <table:table-cell office:value-type="string">
                <text:p>Min Pos 1</text:p>
                <draw:g>
                  <svg:desc>Sheet2.D41:Sheet2.D41</svg:desc>
                </draw:g>
              </table:table-cell>
              <table:table-cell office:value-type="string">
                <text:p>Min Pos 2</text:p>
                <draw:g>
                  <svg:desc>Sheet2.E41:Sheet2.E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42:Sheet2.A63</svg:desc>
                </draw:g>
              </table:table-cell>
              <table:table-cell office:value-type="float" office:value="0">
                <text:p>0</text:p>
                <draw:g>
                  <svg:desc>Sheet2.B42:Sheet2.B63</svg:desc>
                </draw:g>
              </table:table-cell>
              <table:table-cell office:value-type="float" office:value="480">
                <text:p>480</text:p>
                <draw:g>
                  <svg:desc>Sheet2.C42:Sheet2.C63</svg:desc>
                </draw:g>
              </table:table-cell>
              <table:table-cell office:value-type="float" office:value="0">
                <text:p>0</text:p>
                <draw:g>
                  <svg:desc>Sheet2.D42:Sheet2.D63</svg:desc>
                </draw:g>
              </table:table-cell>
              <table:table-cell office:value-type="float" office:value="0">
                <text:p>0</text:p>
                <draw:g>
                  <svg:desc>Sheet2.E42:Sheet2.E63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6.61439188">
                <text:p>6.61439188</text:p>
              </table:table-cell>
              <table:table-cell office:value-type="float" office:value="6.61439188">
                <text:p>6.6143918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25.79327639">
                <text:p>25.79327639</text:p>
              </table:table-cell>
              <table:table-cell office:value-type="float" office:value="25.79327639">
                <text:p>25.7932763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28.73767854">
                <text:p>28.73767854</text:p>
              </table:table-cell>
              <table:table-cell office:value-type="float" office:value="28.73767854">
                <text:p>28.7376785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46.71021662">
                <text:p>46.710216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53.66039108">
                <text:p>53.66039108</text:p>
              </table:table-cell>
              <table:table-cell office:value-type="float" office:value="55.95017446">
                <text:p>55.950174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71.48319091">
                <text:p>71.4831909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15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80.24836159">
                <text:p>80.2483615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85.27435214">
                <text:p>85.27435214</text:p>
              </table:table-cell>
              <table:table-cell office:value-type="float" office:value="120.02599055">
                <text:p>120.025990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97.37801844">
                <text:p>97.378018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117.47516394">
                <text:p>117.47516394</text:p>
              </table:table-cell>
              <table:table-cell office:value-type="float" office:value="180.09714549">
                <text:p>180.0971454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20.14216319">
                <text:p>120.14216319</text:p>
              </table:table-cell>
              <table:table-cell office:value-type="float" office:value="182.76414474">
                <text:p>182.7641447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34.2292504">
                <text:p>134.2292504</text:p>
              </table:table-cell>
              <table:table-cell office:value-type="float" office:value="196.85123195">
                <text:p>196.8512319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80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137.8164376">
                <text:p>137.8164376</text:p>
              </table:table-cell>
              <table:table-cell office:value-type="float" office:value="200.43841915">
                <text:p>200.4384191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41.69320016">
                <text:p>141.69320016</text:p>
              </table:table-cell>
              <table:table-cell office:value-type="float" office:value="204.31518172">
                <text:p>204.3151817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291">
                <text:p>291</text:p>
              </table:table-cell>
              <table:table-cell office:value-type="float" office:value="143.76163919">
                <text:p>143.7616391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51.66312563">
                <text:p>151.66312563</text:p>
              </table:table-cell>
              <table:table-cell office:value-type="float" office:value="283.90148644">
                <text:p>283.9014864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55.00968819">
                <text:p>155.00968819</text:p>
              </table:table-cell>
              <table:table-cell office:value-type="float" office:value="287.24804901">
                <text:p>287.248049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8">
                <text:p>298</text:p>
              </table:table-cell>
              <table:table-cell office:value-type="float" office:value="313">
                <text:p>313</text:p>
              </table:table-cell>
              <table:table-cell office:value-type="float" office:value="161.81839806">
                <text:p>161.8183980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415">
                <text:p>415</text:p>
              </table:table-cell>
              <table:table-cell office:value-type="float" office:value="173.83755285">
                <text:p>173.8375528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440">
                <text:p>1440</text:p>
              </table:table-cell>
              <table:table-cell office:value-type="float" office:value="175.77443824">
                <text:p>175.77443824</text:p>
              </table:table-cell>
              <table:table-cell office:value-type="float" office:value="401.93688539">
                <text:p>401.9368853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  <table:table-cell office:value-type="float" office:value="185.95686251">
                <text:p>185.95686251</text:p>
              </table:table-cell>
              <table:table-cell office:value-type="float" office:value="412.11930966">
                <text:p>412.119309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